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in"/>
    </style:style>
    <style:style style:name="co2" style:family="table-column">
      <style:table-column-properties fo:break-before="auto" style:column-width="3.4417in"/>
    </style:style>
    <style:style style:name="co3" style:family="table-column">
      <style:table-column-properties fo:break-before="auto" style:column-width="3.4953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902in"/>
    </style:style>
    <style:style style:name="co7" style:family="table-column">
      <style:table-column-properties fo:break-before="auto" style:column-width="3.5382in"/>
    </style:style>
    <style:style style:name="co8" style:family="table-column">
      <style:table-column-properties fo:break-before="auto" style:column-width="7.8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row table:style-name="ro1">
          <table:table-cell office:value-type="string" calcext:value-type="string">
            <text:p>Nume</text:p>
          </table:table-cell>
          <table:table-cell office:value-type="string" calcext:value-type="string">
            <text:p>Categorie </text:p>
          </table:table-cell>
          <table:table-cell table:style-name="Default" office:value-type="string" calcext:value-type="string">
            <text:p>Adresa</text:p>
          </table:table-cell>
          <table:table-cell table:style-name="Default" office:value-type="string" calcext:value-type="string">
            <text:p>An constructie</text:p>
          </table:table-cell>
        </table:table-row>
        <table:table-row table:style-name="ro1">
          <table:table-cell office:value-type="string" calcext:value-type="string">
            <text:p>Catedrala Sfantul Vitus</text:p>
          </table:table-cell>
          <table:table-cell office:value-type="string" calcext:value-type="string">
            <text:p>Catedrala</text:p>
          </table:table-cell>
          <table:table-cell office:value-type="string" calcext:value-type="string">
            <text:p><text:s/>III. nádvoří 48/2, 119 01 Praha 1-Hradčany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Vechea Sinagoga Noua</text:p>
          </table:table-cell>
          <table:table-cell office:value-type="string" calcext:value-type="string">
            <text:p>Sinagoga</text:p>
          </table:table-cell>
          <table:table-cell office:value-type="string" calcext:value-type="string">
            <text:p><text:s/>Červená ulice, Staré Město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Manastirea Strahov</text:p>
          </table:table-cell>
          <table:table-cell office:value-type="string" calcext:value-type="string">
            <text:p>Manastrire</text:p>
          </table:table-cell>
          <table:table-cell office:value-type="string" calcext:value-type="string">
            <text:p>Strahovské nádvoří 1/132, 118 00 Praha 1-Strahov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Biserica Tyn</text:p>
          </table:table-cell>
          <table:table-cell office:value-type="string" calcext:value-type="string">
            <text:p>Biserica</text:p>
          </table:table-cell>
          <table:table-cell office:value-type="string" calcext:value-type="string">
            <text:p>Staroměstské nám., 110 00 Staré Město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Manastirea Loreta</text:p>
          </table:table-cell>
          <table:table-cell office:value-type="string" calcext:value-type="string">
            <text:p>Manastrire</text:p>
          </table:table-cell>
          <table:table-cell office:value-type="string" calcext:value-type="string">
            <text:p>Loretánské nám. 7, 118 00 Praha 1-Hradčany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Biserica Sfantul Nicolae</text:p>
          </table:table-cell>
          <table:table-cell office:value-type="string" calcext:value-type="string">
            <text:p>Biserica</text:p>
          </table:table-cell>
          <table:table-cell table:style-name="ce6" office:value-type="string" calcext:value-type="string">
            <text:p>Malostranské nám., 118 00 Malá Strana</text:p>
          </table:table-cell>
          <table:table-cell table:style-name="ce6" office:value-type="float" office:value="1755" calcext:value-type="float">
            <text:p>1755</text:p>
          </table:table-cell>
        </table:table-row>
        <table:table-row table:style-name="ro1">
          <table:table-cell office:value-type="string" calcext:value-type="string">
            <text:p>Catedrala Sfintii Chiril si Metodiu</text:p>
          </table:table-cell>
          <table:table-cell office:value-type="string" calcext:value-type="string">
            <text:p>Catedrala</text:p>
          </table:table-cell>
          <table:table-cell office:value-type="string" calcext:value-type="string">
            <text:p>Resslova 307, 120 00 Nové Město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Sinagoga Spaniola</text:p>
          </table:table-cell>
          <table:table-cell office:value-type="string" calcext:value-type="string">
            <text:p>Sinagoga</text:p>
          </table:table-cell>
          <table:table-cell office:value-type="string" calcext:value-type="string">
            <text:p>Vězeňská 1, 110 00 Staré Město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string" calcext:value-type="string">
            <text:p>Cartierul Mala Strana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Malá Strana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Turnul de Pulbere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nám. Republiky 5, 110 00 Staré Město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Turnul Petri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Petřínské sady 633, 118 00 Praha 1-Malá Strana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string" calcext:value-type="string">
            <text:p>Castelul din Praga</text:p>
          </table:table-cell>
          <table:table-cell office:value-type="string" calcext:value-type="string">
            <text:p>Castel</text:p>
          </table:table-cell>
          <table:table-cell office:value-type="string" calcext:value-type="string">
            <text:p>Hradčany, 119 08 Prague 1</text:p>
          </table:table-cell>
          <table:table-cell table:style-name="ce6"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Palatul Regal de vara</text:p>
          </table:table-cell>
          <table:table-cell office:value-type="string" calcext:value-type="string">
            <text:p>Palat</text:p>
          </table:table-cell>
          <table:table-cell office:value-type="string" calcext:value-type="string">
            <text:p>Třetí nádvoří Pražského hradu 48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Palatul si gradinile Wallenstein</text:p>
          </table:table-cell>
          <table:table-cell office:value-type="string" calcext:value-type="string">
            <text:p>Palat</text:p>
          </table:table-cell>
          <table:table-cell office:value-type="string" calcext:value-type="string">
            <text:p>Letenská 123/4, 118 00 Malá Strana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Palatul Lobkowicz</text:p>
          </table:table-cell>
          <table:table-cell office:value-type="string" calcext:value-type="string">
            <text:p>Palat</text:p>
          </table:table-cell>
          <table:table-cell office:value-type="string" calcext:value-type="string">
            <text:p>Jiřská 3, 119 00 Praha 1-Hradčany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Vechiul Palat Regal</text:p>
          </table:table-cell>
          <table:table-cell office:value-type="string" calcext:value-type="string">
            <text:p>Palat</text:p>
          </table:table-cell>
          <table:table-cell office:value-type="string" calcext:value-type="string">
            <text:p>Hradčany, 119 08 Prague 1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Castelul si cimitirul Vysehard</text:p>
          </table:table-cell>
          <table:table-cell office:value-type="string" calcext:value-type="string">
            <text:p>Castel</text:p>
          </table:table-cell>
          <table:table-cell office:value-type="string" calcext:value-type="string">
            <text:p>V Pevnosti 159/5b, 128 00 Praha 2-Vyšehrad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Palatul Schwarzenberg</text:p>
          </table:table-cell>
          <table:table-cell office:value-type="string" calcext:value-type="string">
            <text:p>Palat</text:p>
          </table:table-cell>
          <table:table-cell office:value-type="string" calcext:value-type="string">
            <text:p>Hradčanské nám. 2, 118 00 Praha 1-Hradčany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Palatul Sternberg</text:p>
          </table:table-cell>
          <table:table-cell office:value-type="string" calcext:value-type="string">
            <text:p>Palat</text:p>
          </table:table-cell>
          <table:table-cell office:value-type="string" calcext:value-type="string">
            <text:p>Hradčanské nám. 57/15, 118 00 Praha 1-Hradčany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string" calcext:value-type="string">
            <text:p>Palatul Lucerna</text:p>
          </table:table-cell>
          <table:table-cell office:value-type="string" calcext:value-type="string">
            <text:p>Palat</text:p>
          </table:table-cell>
          <table:table-cell office:value-type="string" calcext:value-type="string">
            <text:p>Vodičkova 704/36, 110 00 Nové Město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Podul Carol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Karlův most, 110 00 Praha 1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Cartierul evreiesc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Široká 3, 110 00 Josefov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Piata Wenceslas</text:p>
          </table:table-cell>
          <table:table-cell office:value-type="string" calcext:value-type="string">
            <text:p>Piata</text:p>
          </table:table-cell>
          <table:table-cell office:value-type="string" calcext:value-type="string">
            <text:p>Václavské nám 110 00 Nové Město</text:p>
          </table:table-cell>
          <table:table-cell table:style-name="ce6"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Piata Orasului Vechi</text:p>
          </table:table-cell>
          <table:table-cell office:value-type="string" calcext:value-type="string">
            <text:p>Piata</text:p>
          </table:table-cell>
          <table:table-cell office:value-type="string" calcext:value-type="string">
            <text:p>Staroměstské nám., 110 00 Josefov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string" calcext:value-type="string">
            <text:p>Strada de aur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Hradčany, 119 00 Praga 1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Ceasul Astronomic</text:p>
          </table:table-cell>
          <table:table-cell office:value-type="string" calcext:value-type="string">
            <text:p>Diverse</text:p>
          </table:table-cell>
          <table:table-cell office:value-type="string" calcext:value-type="string">
            <text:p>Staroměstské nám. 1, 110 00 Josefov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Monumentul Jan Hus</text:p>
          </table:table-cell>
          <table:table-cell office:value-type="string" calcext:value-type="string">
            <text:p>Diverse</text:p>
          </table:table-cell>
          <table:table-cell office:value-type="string" calcext:value-type="string">
            <text:p>Staroměstské nám., 110 00 Staré Město</text:p>
          </table:table-cell>
          <table:table-cell table:style-name="ce6" office:value-type="float" office:value="1915" calcext:value-type="float">
            <text:p>1915</text:p>
          </table:table-cell>
        </table:table-row>
        <table:table-row table:style-name="ro1">
          <table:table-cell office:value-type="string" calcext:value-type="string">
            <text:p>Turnul Daliborka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Zlatá ulička u Daliborky 12, 119 00 Praha 1-Hradčany</text:p>
          </table:table-cell>
          <table:table-cell table:style-name="ce6"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Monumentul maresalului Konev</text:p>
          </table:table-cell>
          <table:table-cell office:value-type="string" calcext:value-type="string">
            <text:p>Diverse</text:p>
          </table:table-cell>
          <table:table-cell office:value-type="string" calcext:value-type="string">
            <text:p>Nám. Interbrigády 160 00 Praha 6</text:p>
          </table:table-cell>
          <table:table-cell table:style-name="ce6" office:value-type="float" office:value="1980" calcext:value-type="float">
            <text:p>1980</text:p>
          </table:table-cell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_monument_istoric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ument_biserica_sf_nicolae_1.jpg</text:p>
          </table:table-cell>
          <table:table-cell table:formula="of:=&quot;insert into monument_istoric_image(name,monumente_istorice_id) values('&quot;&amp;[.B2]&amp;&quot;',&quot;&amp;[.A2]&amp;&quot;);&quot;" office:value-type="string" office:string-value="insert into monument_istoric_image(name,monumente_istorice_id) values('monument_biserica_sf_nicolae_1.jpg',6);" calcext:value-type="string">
            <text:p>insert into monument_istoric_image(name,monumente_istorice_id) values('monument_biserica_sf_nicolae_1.jpg',6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ument_biserica_sf_nicolae_2.jpg</text:p>
          </table:table-cell>
          <table:table-cell table:formula="of:=&quot;insert into monument_istoric_image(name,monumente_istorice_id) values('&quot;&amp;[.B3]&amp;&quot;',&quot;&amp;[.A3]&amp;&quot;);&quot;" office:value-type="string" office:string-value="insert into monument_istoric_image(name,monumente_istorice_id) values('monument_biserica_sf_nicolae_2.jpg',6);" calcext:value-type="string">
            <text:p>insert into monument_istoric_image(name,monumente_istorice_id) values('monument_biserica_sf_nicolae_2.jpg',6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ument_biserica_sf_nicolae_3.jpg</text:p>
          </table:table-cell>
          <table:table-cell table:formula="of:=&quot;insert into monument_istoric_image(name,monumente_istorice_id) values('&quot;&amp;[.B4]&amp;&quot;',&quot;&amp;[.A4]&amp;&quot;);&quot;" office:value-type="string" office:string-value="insert into monument_istoric_image(name,monumente_istorice_id) values('monument_biserica_sf_nicolae_3.jpg',6);" calcext:value-type="string">
            <text:p>insert into monument_istoric_image(name,monumente_istorice_id) values('monument_biserica_sf_nicolae_3.jpg',6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ument_biserica_tyn_1.jpg</text:p>
          </table:table-cell>
          <table:table-cell table:formula="of:=&quot;insert into monument_istoric_image(name,monumente_istorice_id) values('&quot;&amp;[.B5]&amp;&quot;',&quot;&amp;[.A5]&amp;&quot;);&quot;" office:value-type="string" office:string-value="insert into monument_istoric_image(name,monumente_istorice_id) values('monument_biserica_tyn_1.jpg',4);" calcext:value-type="string">
            <text:p>insert into monument_istoric_image(name,monumente_istorice_id) values('monument_biserica_tyn_1.jpg',4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ument_biserica_tyn_2.jpg</text:p>
          </table:table-cell>
          <table:table-cell table:formula="of:=&quot;insert into monument_istoric_image(name,monumente_istorice_id) values('&quot;&amp;[.B6]&amp;&quot;',&quot;&amp;[.A6]&amp;&quot;);&quot;" office:value-type="string" office:string-value="insert into monument_istoric_image(name,monumente_istorice_id) values('monument_biserica_tyn_2.jpg',4);" calcext:value-type="string">
            <text:p>insert into monument_istoric_image(name,monumente_istorice_id) values('monument_biserica_tyn_2.jpg',4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nument_cartierul_evreiesc_1.jpg</text:p>
          </table:table-cell>
          <table:table-cell table:formula="of:=&quot;insert into monument_istoric_image(name,monumente_istorice_id) values('&quot;&amp;[.B7]&amp;&quot;',&quot;&amp;[.A7]&amp;&quot;);&quot;" office:value-type="string" office:string-value="insert into monument_istoric_image(name,monumente_istorice_id) values('monument_cartierul_evreiesc_1.jpg',22);" calcext:value-type="string">
            <text:p>insert into monument_istoric_image(name,monumente_istorice_id) values('monument_cartierul_evreiesc_1.jpg',22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nument_cartierul_evreiesc_2.jpg</text:p>
          </table:table-cell>
          <table:table-cell table:formula="of:=&quot;insert into monument_istoric_image(name,monumente_istorice_id) values('&quot;&amp;[.B8]&amp;&quot;',&quot;&amp;[.A8]&amp;&quot;);&quot;" office:value-type="string" office:string-value="insert into monument_istoric_image(name,monumente_istorice_id) values('monument_cartierul_evreiesc_2.jpg',22);" calcext:value-type="string">
            <text:p>insert into monument_istoric_image(name,monumente_istorice_id) values('monument_cartierul_evreiesc_2.jpg',22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ument_cartierul_mala_strana_1.jpg</text:p>
          </table:table-cell>
          <table:table-cell table:formula="of:=&quot;insert into monument_istoric_image(name,monumente_istorice_id) values('&quot;&amp;[.B9]&amp;&quot;',&quot;&amp;[.A9]&amp;&quot;);&quot;" office:value-type="string" office:string-value="insert into monument_istoric_image(name,monumente_istorice_id) values('monument_cartierul_mala_strana_1.jpg',9);" calcext:value-type="string">
            <text:p>insert into monument_istoric_image(name,monumente_istorice_id) values('monument_cartierul_mala_strana_1.jpg',9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ument_cartierul_mala_strana_2.jpg</text:p>
          </table:table-cell>
          <table:table-cell table:formula="of:=&quot;insert into monument_istoric_image(name,monumente_istorice_id) values('&quot;&amp;[.B10]&amp;&quot;',&quot;&amp;[.A10]&amp;&quot;);&quot;" office:value-type="string" office:string-value="insert into monument_istoric_image(name,monumente_istorice_id) values('monument_cartierul_mala_strana_2.jpg',9);" calcext:value-type="string">
            <text:p>insert into monument_istoric_image(name,monumente_istorice_id) values('monument_cartierul_mala_strana_2.jpg',9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nument_castel_vysehrad_1.jpg</text:p>
          </table:table-cell>
          <table:table-cell table:formula="of:=&quot;insert into monument_istoric_image(name,monumente_istorice_id) values('&quot;&amp;[.B11]&amp;&quot;',&quot;&amp;[.A11]&amp;&quot;);&quot;" office:value-type="string" office:string-value="insert into monument_istoric_image(name,monumente_istorice_id) values('monument_castel_vysehrad_1.jpg',17);" calcext:value-type="string">
            <text:p>insert into monument_istoric_image(name,monumente_istorice_id) values('monument_castel_vysehrad_1.jpg',17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nument_castel_vysehrad_2.jpg</text:p>
          </table:table-cell>
          <table:table-cell table:formula="of:=&quot;insert into monument_istoric_image(name,monumente_istorice_id) values('&quot;&amp;[.B12]&amp;&quot;',&quot;&amp;[.A12]&amp;&quot;);&quot;" office:value-type="string" office:string-value="insert into monument_istoric_image(name,monumente_istorice_id) values('monument_castel_vysehrad_2.jpg',17);" calcext:value-type="string">
            <text:p>insert into monument_istoric_image(name,monumente_istorice_id) values('monument_castel_vysehrad_2.jpg',17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nument_castel_vysehrad_3.jpg</text:p>
          </table:table-cell>
          <table:table-cell table:formula="of:=&quot;insert into monument_istoric_image(name,monumente_istorice_id) values('&quot;&amp;[.B13]&amp;&quot;',&quot;&amp;[.A13]&amp;&quot;);&quot;" office:value-type="string" office:string-value="insert into monument_istoric_image(name,monumente_istorice_id) values('monument_castel_vysehrad_3.jpg',17);" calcext:value-type="string">
            <text:p>insert into monument_istoric_image(name,monumente_istorice_id) values('monument_castel_vysehrad_3.jpg',17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ument_catedrala_sf_chiril_metodoiu_1.jpg</text:p>
          </table:table-cell>
          <table:table-cell table:formula="of:=&quot;insert into monument_istoric_image(name,monumente_istorice_id) values('&quot;&amp;[.B14]&amp;&quot;',&quot;&amp;[.A14]&amp;&quot;);&quot;" office:value-type="string" office:string-value="insert into monument_istoric_image(name,monumente_istorice_id) values('monument_catedrala_sf_chiril_metodoiu_1.jpg',7);" calcext:value-type="string">
            <text:p>insert into monument_istoric_image(name,monumente_istorice_id) values('monument_catedrala_sf_chiril_metodoiu_1.jpg',7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ument_catedrala_sf_chiril_metodoiu_2.jpg</text:p>
          </table:table-cell>
          <table:table-cell table:formula="of:=&quot;insert into monument_istoric_image(name,monumente_istorice_id) values('&quot;&amp;[.B15]&amp;&quot;',&quot;&amp;[.A15]&amp;&quot;);&quot;" office:value-type="string" office:string-value="insert into monument_istoric_image(name,monumente_istorice_id) values('monument_catedrala_sf_chiril_metodoiu_2.jpg',7);" calcext:value-type="string">
            <text:p>insert into monument_istoric_image(name,monumente_istorice_id) values('monument_catedrala_sf_chiril_metodoiu_2.jpg',7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ument_catedrala_sf_vitus_1.jpg</text:p>
          </table:table-cell>
          <table:table-cell table:formula="of:=&quot;insert into monument_istoric_image(name,monumente_istorice_id) values('&quot;&amp;[.B16]&amp;&quot;',&quot;&amp;[.A16]&amp;&quot;);&quot;" office:value-type="string" office:string-value="insert into monument_istoric_image(name,monumente_istorice_id) values('monument_catedrala_sf_vitus_1.jpg',1);" calcext:value-type="string">
            <text:p>insert into monument_istoric_image(name,monumente_istorice_id) values('monument_catedrala_sf_vitus_1.jpg',1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ument_catedrala_sf_vitus_2.jpg</text:p>
          </table:table-cell>
          <table:table-cell table:formula="of:=&quot;insert into monument_istoric_image(name,monumente_istorice_id) values('&quot;&amp;[.B17]&amp;&quot;',&quot;&amp;[.A17]&amp;&quot;);&quot;" office:value-type="string" office:string-value="insert into monument_istoric_image(name,monumente_istorice_id) values('monument_catedrala_sf_vitus_2.jpg',1);" calcext:value-type="string">
            <text:p>insert into monument_istoric_image(name,monumente_istorice_id) values('monument_catedrala_sf_vitus_2.jpg',1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ument_catedrala_sf_vitus_3.jpg</text:p>
          </table:table-cell>
          <table:table-cell table:formula="of:=&quot;insert into monument_istoric_image(name,monumente_istorice_id) values('&quot;&amp;[.B18]&amp;&quot;',&quot;&amp;[.A18]&amp;&quot;);&quot;" office:value-type="string" office:string-value="insert into monument_istoric_image(name,monumente_istorice_id) values('monument_catedrala_sf_vitus_3.jpg',1);" calcext:value-type="string">
            <text:p>insert into monument_istoric_image(name,monumente_istorice_id) values('monument_catedrala_sf_vitus_3.jpg',1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ument_ceasul_astronomic_1.jpg</text:p>
          </table:table-cell>
          <table:table-cell table:formula="of:=&quot;insert into monument_istoric_image(name,monumente_istorice_id) values('&quot;&amp;[.B19]&amp;&quot;',&quot;&amp;[.A19]&amp;&quot;);&quot;" office:value-type="string" office:string-value="insert into monument_istoric_image(name,monumente_istorice_id) values('monument_ceasul_astronomic_1.jpg',26);" calcext:value-type="string">
            <text:p>insert into monument_istoric_image(name,monumente_istorice_id) values('monument_ceasul_astronomic_1.jpg',26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ument_ceasul_astronomic_2.jpg</text:p>
          </table:table-cell>
          <table:table-cell table:formula="of:=&quot;insert into monument_istoric_image(name,monumente_istorice_id) values('&quot;&amp;[.B20]&amp;&quot;',&quot;&amp;[.A20]&amp;&quot;);&quot;" office:value-type="string" office:string-value="insert into monument_istoric_image(name,monumente_istorice_id) values('monument_ceasul_astronomic_2.jpg',26);" calcext:value-type="string">
            <text:p>insert into monument_istoric_image(name,monumente_istorice_id) values('monument_ceasul_astronomic_2.jpg',26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ument_ceasul_astronomic_3.jpg</text:p>
          </table:table-cell>
          <table:table-cell table:formula="of:=&quot;insert into monument_istoric_image(name,monumente_istorice_id) values('&quot;&amp;[.B21]&amp;&quot;',&quot;&amp;[.A21]&amp;&quot;);&quot;" office:value-type="string" office:string-value="insert into monument_istoric_image(name,monumente_istorice_id) values('monument_ceasul_astronomic_3.jpg',26);" calcext:value-type="string">
            <text:p>insert into monument_istoric_image(name,monumente_istorice_id) values('monument_ceasul_astronomic_3.jpg',26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nument_cetatea_praga_1.jpg</text:p>
          </table:table-cell>
          <table:table-cell table:formula="of:=&quot;insert into monument_istoric_image(name,monumente_istorice_id) values('&quot;&amp;[.B22]&amp;&quot;',&quot;&amp;[.A22]&amp;&quot;);&quot;" office:value-type="string" office:string-value="insert into monument_istoric_image(name,monumente_istorice_id) values('monument_cetatea_praga_1.jpg',12);" calcext:value-type="string">
            <text:p>insert into monument_istoric_image(name,monumente_istorice_id) values('monument_cetatea_praga_1.jpg',12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nument_cetatea_praga_2.jpg</text:p>
          </table:table-cell>
          <table:table-cell table:formula="of:=&quot;insert into monument_istoric_image(name,monumente_istorice_id) values('&quot;&amp;[.B23]&amp;&quot;',&quot;&amp;[.A23]&amp;&quot;);&quot;" office:value-type="string" office:string-value="insert into monument_istoric_image(name,monumente_istorice_id) values('monument_cetatea_praga_2.jpg',12);" calcext:value-type="string">
            <text:p>insert into monument_istoric_image(name,monumente_istorice_id) values('monument_cetatea_praga_2.jpg',12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nument_jean_hus_1.jpg</text:p>
          </table:table-cell>
          <table:table-cell table:formula="of:=&quot;insert into monument_istoric_image(name,monumente_istorice_id) values('&quot;&amp;[.B24]&amp;&quot;',&quot;&amp;[.A24]&amp;&quot;);&quot;" office:value-type="string" office:string-value="insert into monument_istoric_image(name,monumente_istorice_id) values('monument_jean_hus_1.jpg',27);" calcext:value-type="string">
            <text:p>insert into monument_istoric_image(name,monumente_istorice_id) values('monument_jean_hus_1.jpg',27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nument_jean_hus_2.jpg</text:p>
          </table:table-cell>
          <table:table-cell table:formula="of:=&quot;insert into monument_istoric_image(name,monumente_istorice_id) values('&quot;&amp;[.B25]&amp;&quot;',&quot;&amp;[.A25]&amp;&quot;);&quot;" office:value-type="string" office:string-value="insert into monument_istoric_image(name,monumente_istorice_id) values('monument_jean_hus_2.jpg',27);" calcext:value-type="string">
            <text:p>insert into monument_istoric_image(name,monumente_istorice_id) values('monument_jean_hus_2.jpg',27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nument_jean_hus_3.jpg</text:p>
          </table:table-cell>
          <table:table-cell table:formula="of:=&quot;insert into monument_istoric_image(name,monumente_istorice_id) values('&quot;&amp;[.B26]&amp;&quot;',&quot;&amp;[.A26]&amp;&quot;);&quot;" office:value-type="string" office:string-value="insert into monument_istoric_image(name,monumente_istorice_id) values('monument_jean_hus_3.jpg',27);" calcext:value-type="string">
            <text:p>insert into monument_istoric_image(name,monumente_istorice_id) values('monument_jean_hus_3.jpg',27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ument_manastirea_loreta_1.jpg</text:p>
          </table:table-cell>
          <table:table-cell table:formula="of:=&quot;insert into monument_istoric_image(name,monumente_istorice_id) values('&quot;&amp;[.B27]&amp;&quot;',&quot;&amp;[.A27]&amp;&quot;);&quot;" office:value-type="string" office:string-value="insert into monument_istoric_image(name,monumente_istorice_id) values('monument_manastirea_loreta_1.jpg',5);" calcext:value-type="string">
            <text:p>insert into monument_istoric_image(name,monumente_istorice_id) values('monument_manastirea_loreta_1.jpg',5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ument_manastirea_loreta_2.jpg</text:p>
          </table:table-cell>
          <table:table-cell table:formula="of:=&quot;insert into monument_istoric_image(name,monumente_istorice_id) values('&quot;&amp;[.B28]&amp;&quot;',&quot;&amp;[.A28]&amp;&quot;);&quot;" office:value-type="string" office:string-value="insert into monument_istoric_image(name,monumente_istorice_id) values('monument_manastirea_loreta_2.jpg',5);" calcext:value-type="string">
            <text:p>insert into monument_istoric_image(name,monumente_istorice_id) values('monument_manastirea_loreta_2.jpg',5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ument_manastirea_loreta_3.jpg</text:p>
          </table:table-cell>
          <table:table-cell table:formula="of:=&quot;insert into monument_istoric_image(name,monumente_istorice_id) values('&quot;&amp;[.B29]&amp;&quot;',&quot;&amp;[.A29]&amp;&quot;);&quot;" office:value-type="string" office:string-value="insert into monument_istoric_image(name,monumente_istorice_id) values('monument_manastirea_loreta_3.jpg',5);" calcext:value-type="string">
            <text:p>insert into monument_istoric_image(name,monumente_istorice_id) values('monument_manastirea_loreta_3.jpg',5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nument_manastrirea_strahov_1.jpg</text:p>
          </table:table-cell>
          <table:table-cell table:formula="of:=&quot;insert into monument_istoric_image(name,monumente_istorice_id) values('&quot;&amp;[.B30]&amp;&quot;',&quot;&amp;[.A30]&amp;&quot;);&quot;" office:value-type="string" office:string-value="insert into monument_istoric_image(name,monumente_istorice_id) values('monument_manastrirea_strahov_1.jpg',3);" calcext:value-type="string">
            <text:p>insert into monument_istoric_image(name,monumente_istorice_id) values('monument_manastrirea_strahov_1.jpg',3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nument_manastrirea_strahov_2.jpg</text:p>
          </table:table-cell>
          <table:table-cell table:formula="of:=&quot;insert into monument_istoric_image(name,monumente_istorice_id) values('&quot;&amp;[.B31]&amp;&quot;',&quot;&amp;[.A31]&amp;&quot;);&quot;" office:value-type="string" office:string-value="insert into monument_istoric_image(name,monumente_istorice_id) values('monument_manastrirea_strahov_2.jpg',3);" calcext:value-type="string">
            <text:p>insert into monument_istoric_image(name,monumente_istorice_id) values('monument_manastrirea_strahov_2.jpg',3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nument_manastrirea_strahov_3.jpg</text:p>
          </table:table-cell>
          <table:table-cell table:formula="of:=&quot;insert into monument_istoric_image(name,monumente_istorice_id) values('&quot;&amp;[.B32]&amp;&quot;',&quot;&amp;[.A32]&amp;&quot;);&quot;" office:value-type="string" office:string-value="insert into monument_istoric_image(name,monumente_istorice_id) values('monument_manastrirea_strahov_3.jpg',3);" calcext:value-type="string">
            <text:p>insert into monument_istoric_image(name,monumente_istorice_id) values('monument_manastrirea_strahov_3.jpg',3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nument_maresalului_Konev_1.jpg</text:p>
          </table:table-cell>
          <table:table-cell table:formula="of:=&quot;insert into monument_istoric_image(name,monumente_istorice_id) values('&quot;&amp;[.B33]&amp;&quot;',&quot;&amp;[.A33]&amp;&quot;);&quot;" office:value-type="string" office:string-value="insert into monument_istoric_image(name,monumente_istorice_id) values('monument_maresalului_Konev_1.jpg',29);" calcext:value-type="string">
            <text:p>insert into monument_istoric_image(name,monumente_istorice_id) values('monument_maresalului_Konev_1.jpg',29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nument_maresalului_Konev_2.jpg</text:p>
          </table:table-cell>
          <table:table-cell table:formula="of:=&quot;insert into monument_istoric_image(name,monumente_istorice_id) values('&quot;&amp;[.B34]&amp;&quot;',&quot;&amp;[.A34]&amp;&quot;);&quot;" office:value-type="string" office:string-value="insert into monument_istoric_image(name,monumente_istorice_id) values('monument_maresalului_Konev_2.jpg',29);" calcext:value-type="string">
            <text:p>insert into monument_istoric_image(name,monumente_istorice_id) values('monument_maresalului_Konev_2.jpg',29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nument_palat_sternbeg_1.jpg</text:p>
          </table:table-cell>
          <table:table-cell table:formula="of:=&quot;insert into monument_istoric_image(name,monumente_istorice_id) values('&quot;&amp;[.B35]&amp;&quot;',&quot;&amp;[.A35]&amp;&quot;);&quot;" office:value-type="string" office:string-value="insert into monument_istoric_image(name,monumente_istorice_id) values('monument_palat_sternbeg_1.jpg',19);" calcext:value-type="string">
            <text:p>insert into monument_istoric_image(name,monumente_istorice_id) values('monument_palat_sternbeg_1.jpg',19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nument_palat_sternbeg_2.jpg</text:p>
          </table:table-cell>
          <table:table-cell table:formula="of:=&quot;insert into monument_istoric_image(name,monumente_istorice_id) values('&quot;&amp;[.B36]&amp;&quot;',&quot;&amp;[.A36]&amp;&quot;);&quot;" office:value-type="string" office:string-value="insert into monument_istoric_image(name,monumente_istorice_id) values('monument_palat_sternbeg_2.jpg',19);" calcext:value-type="string">
            <text:p>insert into monument_istoric_image(name,monumente_istorice_id) values('monument_palat_sternbeg_2.jpg',19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ument_palatul_lobkowicz_1.jpg</text:p>
          </table:table-cell>
          <table:table-cell table:formula="of:=&quot;insert into monument_istoric_image(name,monumente_istorice_id) values('&quot;&amp;[.B37]&amp;&quot;',&quot;&amp;[.A37]&amp;&quot;);&quot;" office:value-type="string" office:string-value="insert into monument_istoric_image(name,monumente_istorice_id) values('monument_palatul_lobkowicz_1.jpg',15);" calcext:value-type="string">
            <text:p>insert into monument_istoric_image(name,monumente_istorice_id) values('monument_palatul_lobkowicz_1.jpg',15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ument_palatul_lobkowicz_2.jpg</text:p>
          </table:table-cell>
          <table:table-cell table:formula="of:=&quot;insert into monument_istoric_image(name,monumente_istorice_id) values('&quot;&amp;[.B38]&amp;&quot;',&quot;&amp;[.A38]&amp;&quot;);&quot;" office:value-type="string" office:string-value="insert into monument_istoric_image(name,monumente_istorice_id) values('monument_palatul_lobkowicz_2.jpg',15);" calcext:value-type="string">
            <text:p>insert into monument_istoric_image(name,monumente_istorice_id) values('monument_palatul_lobkowicz_2.jpg',15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nument_palatul_lucerna_2.jpg</text:p>
          </table:table-cell>
          <table:table-cell table:formula="of:=&quot;insert into monument_istoric_image(name,monumente_istorice_id) values('&quot;&amp;[.B39]&amp;&quot;',&quot;&amp;[.A39]&amp;&quot;);&quot;" office:value-type="string" office:string-value="insert into monument_istoric_image(name,monumente_istorice_id) values('monument_palatul_lucerna_2.jpg',20);" calcext:value-type="string">
            <text:p>insert into monument_istoric_image(name,monumente_istorice_id) values('monument_palatul_lucerna_2.jpg',20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nument_palatul_regal_vara_1.jpg</text:p>
          </table:table-cell>
          <table:table-cell table:formula="of:=&quot;insert into monument_istoric_image(name,monumente_istorice_id) values('&quot;&amp;[.B40]&amp;&quot;',&quot;&amp;[.A40]&amp;&quot;);&quot;" office:value-type="string" office:string-value="insert into monument_istoric_image(name,monumente_istorice_id) values('monument_palatul_regal_vara_1.jpg',13);" calcext:value-type="string">
            <text:p>insert into monument_istoric_image(name,monumente_istorice_id) values('monument_palatul_regal_vara_1.jpg',13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nument_palatul_regal_vara_2.jpg</text:p>
          </table:table-cell>
          <table:table-cell table:formula="of:=&quot;insert into monument_istoric_image(name,monumente_istorice_id) values('&quot;&amp;[.B41]&amp;&quot;',&quot;&amp;[.A41]&amp;&quot;);&quot;" office:value-type="string" office:string-value="insert into monument_istoric_image(name,monumente_istorice_id) values('monument_palatul_regal_vara_2.jpg',13);" calcext:value-type="string">
            <text:p>insert into monument_istoric_image(name,monumente_istorice_id) values('monument_palatul_regal_vara_2.jpg',13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nument_palatul_schwarzenberg_1.jpg</text:p>
          </table:table-cell>
          <table:table-cell table:formula="of:=&quot;insert into monument_istoric_image(name,monumente_istorice_id) values('&quot;&amp;[.B42]&amp;&quot;',&quot;&amp;[.A42]&amp;&quot;);&quot;" office:value-type="string" office:string-value="insert into monument_istoric_image(name,monumente_istorice_id) values('monument_palatul_schwarzenberg_1.jpg',18);" calcext:value-type="string">
            <text:p>insert into monument_istoric_image(name,monumente_istorice_id) values('monument_palatul_schwarzenberg_1.jpg',18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nument_palatul_schwarzenberg_2.jpg</text:p>
          </table:table-cell>
          <table:table-cell table:formula="of:=&quot;insert into monument_istoric_image(name,monumente_istorice_id) values('&quot;&amp;[.B43]&amp;&quot;',&quot;&amp;[.A43]&amp;&quot;);&quot;" office:value-type="string" office:string-value="insert into monument_istoric_image(name,monumente_istorice_id) values('monument_palatul_schwarzenberg_2.jpg',18);" calcext:value-type="string">
            <text:p>insert into monument_istoric_image(name,monumente_istorice_id) values('monument_palatul_schwarzenberg_2.jpg',18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ument_palatul_wallenstein_1.jpg</text:p>
          </table:table-cell>
          <table:table-cell table:formula="of:=&quot;insert into monument_istoric_image(name,monumente_istorice_id) values('&quot;&amp;[.B44]&amp;&quot;',&quot;&amp;[.A44]&amp;&quot;);&quot;" office:value-type="string" office:string-value="insert into monument_istoric_image(name,monumente_istorice_id) values('monument_palatul_wallenstein_1.jpg',14);" calcext:value-type="string">
            <text:p>insert into monument_istoric_image(name,monumente_istorice_id) values('monument_palatul_wallenstein_1.jpg',14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ument_palatul_wallenstein_2.jpg</text:p>
          </table:table-cell>
          <table:table-cell table:formula="of:=&quot;insert into monument_istoric_image(name,monumente_istorice_id) values('&quot;&amp;[.B45]&amp;&quot;',&quot;&amp;[.A45]&amp;&quot;);&quot;" office:value-type="string" office:string-value="insert into monument_istoric_image(name,monumente_istorice_id) values('monument_palatul_wallenstein_2.jpg',14);" calcext:value-type="string">
            <text:p>insert into monument_istoric_image(name,monumente_istorice_id) values('monument_palatul_wallenstein_2.jpg',14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ument_palatul_wallenstein_3.jpg</text:p>
          </table:table-cell>
          <table:table-cell table:formula="of:=&quot;insert into monument_istoric_image(name,monumente_istorice_id) values('&quot;&amp;[.B46]&amp;&quot;',&quot;&amp;[.A46]&amp;&quot;);&quot;" office:value-type="string" office:string-value="insert into monument_istoric_image(name,monumente_istorice_id) values('monument_palatul_wallenstein_3.jpg',14);" calcext:value-type="string">
            <text:p>insert into monument_istoric_image(name,monumente_istorice_id) values('monument_palatul_wallenstein_3.jpg',14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ument_piata_orasului_vechi_1.jpg</text:p>
          </table:table-cell>
          <table:table-cell table:formula="of:=&quot;insert into monument_istoric_image(name,monumente_istorice_id) values('&quot;&amp;[.B47]&amp;&quot;',&quot;&amp;[.A47]&amp;&quot;);&quot;" office:value-type="string" office:string-value="insert into monument_istoric_image(name,monumente_istorice_id) values('monument_piata_orasului_vechi_1.jpg',24);" calcext:value-type="string">
            <text:p>insert into monument_istoric_image(name,monumente_istorice_id) values('monument_piata_orasului_vechi_1.jpg',24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ument_piata_orasului_vechi_2.jpg</text:p>
          </table:table-cell>
          <table:table-cell table:formula="of:=&quot;insert into monument_istoric_image(name,monumente_istorice_id) values('&quot;&amp;[.B48]&amp;&quot;',&quot;&amp;[.A48]&amp;&quot;);&quot;" office:value-type="string" office:string-value="insert into monument_istoric_image(name,monumente_istorice_id) values('monument_piata_orasului_vechi_2.jpg',24);" calcext:value-type="string">
            <text:p>insert into monument_istoric_image(name,monumente_istorice_id) values('monument_piata_orasului_vechi_2.jpg',24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nument_piata_wenceslas_1.jpg</text:p>
          </table:table-cell>
          <table:table-cell table:formula="of:=&quot;insert into monument_istoric_image(name,monumente_istorice_id) values('&quot;&amp;[.B49]&amp;&quot;',&quot;&amp;[.A49]&amp;&quot;);&quot;" office:value-type="string" office:string-value="insert into monument_istoric_image(name,monumente_istorice_id) values('monument_piata_wenceslas_1.jpg',23);" calcext:value-type="string">
            <text:p>insert into monument_istoric_image(name,monumente_istorice_id) values('monument_piata_wenceslas_1.jpg',23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nument_piata_wenceslas_2.jpg</text:p>
          </table:table-cell>
          <table:table-cell table:formula="of:=&quot;insert into monument_istoric_image(name,monumente_istorice_id) values('&quot;&amp;[.B50]&amp;&quot;',&quot;&amp;[.A50]&amp;&quot;);&quot;" office:value-type="string" office:string-value="insert into monument_istoric_image(name,monumente_istorice_id) values('monument_piata_wenceslas_2.jpg',23);" calcext:value-type="string">
            <text:p>insert into monument_istoric_image(name,monumente_istorice_id) values('monument_piata_wenceslas_2.jpg',23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nument_podul_carol_1.jpg</text:p>
          </table:table-cell>
          <table:table-cell table:formula="of:=&quot;insert into monument_istoric_image(name,monumente_istorice_id) values('&quot;&amp;[.B51]&amp;&quot;',&quot;&amp;[.A51]&amp;&quot;);&quot;" office:value-type="string" office:string-value="insert into monument_istoric_image(name,monumente_istorice_id) values('monument_podul_carol_1.jpg',21);" calcext:value-type="string">
            <text:p>insert into monument_istoric_image(name,monumente_istorice_id) values('monument_podul_carol_1.jpg',21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nument_podul_carol_2.jpg</text:p>
          </table:table-cell>
          <table:table-cell table:formula="of:=&quot;insert into monument_istoric_image(name,monumente_istorice_id) values('&quot;&amp;[.B52]&amp;&quot;',&quot;&amp;[.A52]&amp;&quot;);&quot;" office:value-type="string" office:string-value="insert into monument_istoric_image(name,monumente_istorice_id) values('monument_podul_carol_2.jpg',21);" calcext:value-type="string">
            <text:p>insert into monument_istoric_image(name,monumente_istorice_id) values('monument_podul_carol_2.jpg',21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nument_sinagoga_spaniola_1.jpg</text:p>
          </table:table-cell>
          <table:table-cell table:formula="of:=&quot;insert into monument_istoric_image(name,monumente_istorice_id) values('&quot;&amp;[.B53]&amp;&quot;',&quot;&amp;[.A53]&amp;&quot;);&quot;" office:value-type="string" office:string-value="insert into monument_istoric_image(name,monumente_istorice_id) values('monument_sinagoga_spaniola_1.jpg',8);" calcext:value-type="string">
            <text:p>insert into monument_istoric_image(name,monumente_istorice_id) values('monument_sinagoga_spaniola_1.jpg',8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nument_sinagoga_spaniola_2.jpg</text:p>
          </table:table-cell>
          <table:table-cell table:formula="of:=&quot;insert into monument_istoric_image(name,monumente_istorice_id) values('&quot;&amp;[.B54]&amp;&quot;',&quot;&amp;[.A54]&amp;&quot;);&quot;" office:value-type="string" office:string-value="insert into monument_istoric_image(name,monumente_istorice_id) values('monument_sinagoga_spaniola_2.jpg',8);" calcext:value-type="string">
            <text:p>insert into monument_istoric_image(name,monumente_istorice_id) values('monument_sinagoga_spaniola_2.jpg',8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nument_sinagoga_spaniola_3.jpg</text:p>
          </table:table-cell>
          <table:table-cell table:formula="of:=&quot;insert into monument_istoric_image(name,monumente_istorice_id) values('&quot;&amp;[.B55]&amp;&quot;',&quot;&amp;[.A55]&amp;&quot;);&quot;" office:value-type="string" office:string-value="insert into monument_istoric_image(name,monumente_istorice_id) values('monument_sinagoga_spaniola_3.jpg',8);" calcext:value-type="string">
            <text:p>insert into monument_istoric_image(name,monumente_istorice_id) values('monument_sinagoga_spaniola_3.jpg',8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ument_strada_de_aur_1.jpg</text:p>
          </table:table-cell>
          <table:table-cell table:formula="of:=&quot;insert into monument_istoric_image(name,monumente_istorice_id) values('&quot;&amp;[.B56]&amp;&quot;',&quot;&amp;[.A56]&amp;&quot;);&quot;" office:value-type="string" office:string-value="insert into monument_istoric_image(name,monumente_istorice_id) values('monument_strada_de_aur_1.jpg',25);" calcext:value-type="string">
            <text:p>insert into monument_istoric_image(name,monumente_istorice_id) values('monument_strada_de_aur_1.jpg',25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ument_strada_de_aur_2.jpg</text:p>
          </table:table-cell>
          <table:table-cell table:formula="of:=&quot;insert into monument_istoric_image(name,monumente_istorice_id) values('&quot;&amp;[.B57]&amp;&quot;',&quot;&amp;[.A57]&amp;&quot;);&quot;" office:value-type="string" office:string-value="insert into monument_istoric_image(name,monumente_istorice_id) values('monument_strada_de_aur_2.jpg',25);" calcext:value-type="string">
            <text:p>insert into monument_istoric_image(name,monumente_istorice_id) values('monument_strada_de_aur_2.jpg',25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ument_strada_de_aur_3.jpg</text:p>
          </table:table-cell>
          <table:table-cell table:formula="of:=&quot;insert into monument_istoric_image(name,monumente_istorice_id) values('&quot;&amp;[.B58]&amp;&quot;',&quot;&amp;[.A58]&amp;&quot;);&quot;" office:value-type="string" office:string-value="insert into monument_istoric_image(name,monumente_istorice_id) values('monument_strada_de_aur_3.jpg',25);" calcext:value-type="string">
            <text:p>insert into monument_istoric_image(name,monumente_istorice_id) values('monument_strada_de_aur_3.jpg',25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nument_turnul_daliborka_1.jpg</text:p>
          </table:table-cell>
          <table:table-cell table:formula="of:=&quot;insert into monument_istoric_image(name,monumente_istorice_id) values('&quot;&amp;[.B59]&amp;&quot;',&quot;&amp;[.A59]&amp;&quot;);&quot;" office:value-type="string" office:string-value="insert into monument_istoric_image(name,monumente_istorice_id) values('monument_turnul_daliborka_1.jpg',28);" calcext:value-type="string">
            <text:p>insert into monument_istoric_image(name,monumente_istorice_id) values('monument_turnul_daliborka_1.jpg',28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nument_turnul_daliborka_2.jpg</text:p>
          </table:table-cell>
          <table:table-cell table:formula="of:=&quot;insert into monument_istoric_image(name,monumente_istorice_id) values('&quot;&amp;[.B60]&amp;&quot;',&quot;&amp;[.A60]&amp;&quot;);&quot;" office:value-type="string" office:string-value="insert into monument_istoric_image(name,monumente_istorice_id) values('monument_turnul_daliborka_2.jpg',28);" calcext:value-type="string">
            <text:p>insert into monument_istoric_image(name,monumente_istorice_id) values('monument_turnul_daliborka_2.jpg',28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ument_turnul_petrin_1.jpg</text:p>
          </table:table-cell>
          <table:table-cell table:formula="of:=&quot;insert into monument_istoric_image(name,monumente_istorice_id) values('&quot;&amp;[.B61]&amp;&quot;',&quot;&amp;[.A61]&amp;&quot;);&quot;" office:value-type="string" office:string-value="insert into monument_istoric_image(name,monumente_istorice_id) values('monument_turnul_petrin_1.jpg',11);" calcext:value-type="string">
            <text:p>insert into monument_istoric_image(name,monumente_istorice_id) values('monument_turnul_petrin_1.jpg',11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ument_turnul_petrin_2.jpg</text:p>
          </table:table-cell>
          <table:table-cell table:formula="of:=&quot;insert into monument_istoric_image(name,monumente_istorice_id) values('&quot;&amp;[.B62]&amp;&quot;',&quot;&amp;[.A62]&amp;&quot;);&quot;" office:value-type="string" office:string-value="insert into monument_istoric_image(name,monumente_istorice_id) values('monument_turnul_petrin_2.jpg',11);" calcext:value-type="string">
            <text:p>insert into monument_istoric_image(name,monumente_istorice_id) values('monument_turnul_petrin_2.jpg',11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nument_turnul_pulbere_1.jpg</text:p>
          </table:table-cell>
          <table:table-cell table:formula="of:=&quot;insert into monument_istoric_image(name,monumente_istorice_id) values('&quot;&amp;[.B63]&amp;&quot;',&quot;&amp;[.A63]&amp;&quot;);&quot;" office:value-type="string" office:string-value="insert into monument_istoric_image(name,monumente_istorice_id) values('monument_turnul_pulbere_1.jpg',10);" calcext:value-type="string">
            <text:p>insert into monument_istoric_image(name,monumente_istorice_id) values('monument_turnul_pulbere_1.jpg',10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nument_turnul_pulbere_2.jpg</text:p>
          </table:table-cell>
          <table:table-cell table:formula="of:=&quot;insert into monument_istoric_image(name,monumente_istorice_id) values('&quot;&amp;[.B64]&amp;&quot;',&quot;&amp;[.A64]&amp;&quot;);&quot;" office:value-type="string" office:string-value="insert into monument_istoric_image(name,monumente_istorice_id) values('monument_turnul_pulbere_2.jpg',10);" calcext:value-type="string">
            <text:p>insert into monument_istoric_image(name,monumente_istorice_id) values('monument_turnul_pulbere_2.jpg',10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ument_vechea_sinagoga_noua_1.jpg</text:p>
          </table:table-cell>
          <table:table-cell table:formula="of:=&quot;insert into monument_istoric_image(name,monumente_istorice_id) values('&quot;&amp;[.B65]&amp;&quot;',&quot;&amp;[.A65]&amp;&quot;);&quot;" office:value-type="string" office:string-value="insert into monument_istoric_image(name,monumente_istorice_id) values('monument_vechea_sinagoga_noua_1.jpg',2);" calcext:value-type="string">
            <text:p>insert into monument_istoric_image(name,monumente_istorice_id) values('monument_vechea_sinagoga_noua_1.jpg',2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ument_vechea_sinagoga_noua_2.jpg</text:p>
          </table:table-cell>
          <table:table-cell table:formula="of:=&quot;insert into monument_istoric_image(name,monumente_istorice_id) values('&quot;&amp;[.B66]&amp;&quot;',&quot;&amp;[.A66]&amp;&quot;);&quot;" office:value-type="string" office:string-value="insert into monument_istoric_image(name,monumente_istorice_id) values('monument_vechea_sinagoga_noua_2.jpg',2);" calcext:value-type="string">
            <text:p>insert into monument_istoric_image(name,monumente_istorice_id) values('monument_vechea_sinagoga_noua_2.jpg',2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ument_vechiul_palat_regal_1.jpg</text:p>
          </table:table-cell>
          <table:table-cell table:formula="of:=&quot;insert into monument_istoric_image(name,monumente_istorice_id) values('&quot;&amp;[.B67]&amp;&quot;',&quot;&amp;[.A67]&amp;&quot;);&quot;" office:value-type="string" office:string-value="insert into monument_istoric_image(name,monumente_istorice_id) values('monument_vechiul_palat_regal_1.jpg',16);" calcext:value-type="string">
            <text:p>insert into monument_istoric_image(name,monumente_istorice_id) values('monument_vechiul_palat_regal_1.jpg',16)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ta_casa_care_danseaza.jpeg</text:p>
          </table:table-cell>
          <table:table-cell table:formula="of:=&quot;insert into art_image(name,art_id) values('&quot;&amp;[.B69]&amp;&quot;',&quot;&amp;[.A69]&amp;&quot;);&quot;" office:value-type="string" office:string-value="insert into art_image(name,art_id) values('arta_casa_care_danseaza.jpeg',23);" calcext:value-type="string">
            <text:p>insert into art_image(name,art_id) values('arta_casa_care_danseaza.jpeg',23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rta_detska.jpeg</text:p>
          </table:table-cell>
          <table:table-cell table:formula="of:=&quot;insert into art_image(name,art_id) values('&quot;&amp;[.B70]&amp;&quot;',&quot;&amp;[.A70]&amp;&quot;);&quot;" office:value-type="string" office:string-value="insert into art_image(name,art_id) values('arta_detska.jpeg',30);" calcext:value-type="string">
            <text:p>insert into art_image(name,art_id) values('arta_detska.jpeg',30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a_galeria_jaroslav_fragner_1.jpg</text:p>
          </table:table-cell>
          <table:table-cell table:formula="of:=&quot;insert into art_image(name,art_id) values('&quot;&amp;[.B71]&amp;&quot;',&quot;&amp;[.A71]&amp;&quot;);&quot;" office:value-type="string" office:string-value="insert into art_image(name,art_id) values('arta_galeria_jaroslav_fragner_1.jpg',1);" calcext:value-type="string">
            <text:p>insert into art_image(name,art_id) values('arta_galeria_jaroslav_fragner_1.jpg',1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ta_galeria_nationala_1.jpg</text:p>
          </table:table-cell>
          <table:table-cell table:formula="of:=&quot;insert into art_image(name,art_id) values('&quot;&amp;[.B72]&amp;&quot;',&quot;&amp;[.A72]&amp;&quot;);&quot;" office:value-type="string" office:string-value="insert into art_image(name,art_id) values('arta_galeria_nationala_1.jpg',4);" calcext:value-type="string">
            <text:p>insert into art_image(name,art_id) values('arta_galeria_nationala_1.jpg',4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ta_muzeu_bere_1.jpg</text:p>
          </table:table-cell>
          <table:table-cell table:formula="of:=&quot;insert into art_image(name,art_id) values('&quot;&amp;[.B73]&amp;&quot;',&quot;&amp;[.A73]&amp;&quot;);&quot;" office:value-type="string" office:string-value="insert into art_image(name,art_id) values('arta_muzeu_bere_1.jpg',16);" calcext:value-type="string">
            <text:p>insert into art_image(name,art_id) values('arta_muzeu_bere_1.jpg',16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ta_muzeu_ceara_1.jpg</text:p>
          </table:table-cell>
          <table:table-cell table:formula="of:=&quot;insert into art_image(name,art_id) values('&quot;&amp;[.B74]&amp;&quot;',&quot;&amp;[.A74]&amp;&quot;);&quot;" office:value-type="string" office:string-value="insert into art_image(name,art_id) values('arta_muzeu_ceara_1.jpg',13);" calcext:value-type="string">
            <text:p>insert into art_image(name,art_id) values('arta_muzeu_ceara_1.jpg',13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ta_muzeu_ciocolata_1.jpg</text:p>
          </table:table-cell>
          <table:table-cell table:formula="of:=&quot;insert into art_image(name,art_id) values('&quot;&amp;[.B75]&amp;&quot;',&quot;&amp;[.A75]&amp;&quot;);&quot;" office:value-type="string" office:string-value="insert into art_image(name,art_id) values('arta_muzeu_ciocolata_1.jpg',14);" calcext:value-type="string">
            <text:p>insert into art_image(name,art_id) values('arta_muzeu_ciocolata_1.jpg',14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ta_muzeu_evreiesc.jpg</text:p>
          </table:table-cell>
          <table:table-cell table:formula="of:=&quot;insert into art_image(name,art_id) values('&quot;&amp;[.B76]&amp;&quot;',&quot;&amp;[.A76]&amp;&quot;);&quot;" office:value-type="string" office:string-value="insert into art_image(name,art_id) values('arta_muzeu_evreiesc.jpg',20);" calcext:value-type="string">
            <text:p>insert into art_image(name,art_id) values('arta_muzeu_evreiesc.jpg',20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rta_muzeu_karel.jpg</text:p>
          </table:table-cell>
          <table:table-cell table:formula="of:=&quot;insert into art_image(name,art_id) values('&quot;&amp;[.B77]&amp;&quot;',&quot;&amp;[.A77]&amp;&quot;);&quot;" office:value-type="string" office:string-value="insert into art_image(name,art_id) values('arta_muzeu_karel.jpg',17);" calcext:value-type="string">
            <text:p>insert into art_image(name,art_id) values('arta_muzeu_karel.jpg',17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rta_muzeu_kgb.jpg</text:p>
          </table:table-cell>
          <table:table-cell table:formula="of:=&quot;insert into art_image(name,art_id) values('&quot;&amp;[.B78]&amp;&quot;',&quot;&amp;[.A78]&amp;&quot;);&quot;" office:value-type="string" office:string-value="insert into art_image(name,art_id) values('arta_muzeu_kgb.jpg',19);" calcext:value-type="string">
            <text:p>insert into art_image(name,art_id) values('arta_muzeu_kgb.jpg',19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ta_muzeul_comunismului_1.jpg</text:p>
          </table:table-cell>
          <table:table-cell table:formula="of:=&quot;insert into art_image(name,art_id) values('&quot;&amp;[.B79]&amp;&quot;',&quot;&amp;[.A79]&amp;&quot;);&quot;" office:value-type="string" office:string-value="insert into art_image(name,art_id) values('arta_muzeul_comunismului_1.jpg',7);" calcext:value-type="string">
            <text:p>insert into art_image(name,art_id) values('arta_muzeul_comunismului_1.jpg',7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ta_muzeul_de_arte_decorative_1.jpg</text:p>
          </table:table-cell>
          <table:table-cell table:formula="of:=&quot;insert into art_image(name,art_id) values('&quot;&amp;[.B80]&amp;&quot;',&quot;&amp;[.A80]&amp;&quot;);&quot;" office:value-type="string" office:string-value="insert into art_image(name,art_id) values('arta_muzeul_de_arte_decorative_1.jpg',6);" calcext:value-type="string">
            <text:p>insert into art_image(name,art_id) values('arta_muzeul_de_arte_decorative_1.jpg',6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ta_muzeul_dvorak.jpg</text:p>
          </table:table-cell>
          <table:table-cell table:formula="of:=&quot;insert into art_image(name,art_id) values('&quot;&amp;[.B81]&amp;&quot;',&quot;&amp;[.A81]&amp;&quot;);&quot;" office:value-type="string" office:string-value="insert into art_image(name,art_id) values('arta_muzeul_dvorak.jpg',5);" calcext:value-type="string">
            <text:p>insert into art_image(name,art_id) values('arta_muzeul_dvorak.jpg',5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ta_muzeul_franz_kafka_1.jpg</text:p>
          </table:table-cell>
          <table:table-cell table:formula="of:=&quot;insert into art_image(name,art_id) values('&quot;&amp;[.B82]&amp;&quot;',&quot;&amp;[.A82]&amp;&quot;);&quot;" office:value-type="string" office:string-value="insert into art_image(name,art_id) values('arta_muzeul_franz_kafka_1.jpg',3);" calcext:value-type="string">
            <text:p>insert into art_image(name,art_id) values('arta_muzeul_franz_kafka_1.jpg',3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ta_muzeul_kampa_1.jpg</text:p>
          </table:table-cell>
          <table:table-cell table:formula="of:=&quot;insert into art_image(name,art_id) values('&quot;&amp;[.B83]&amp;&quot;',&quot;&amp;[.A83]&amp;&quot;);&quot;" office:value-type="string" office:string-value="insert into art_image(name,art_id) values('arta_muzeul_kampa_1.jpg',9);" calcext:value-type="string">
            <text:p>insert into art_image(name,art_id) values('arta_muzeul_kampa_1.jpg',9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ta_muzeul_militar_1.jpg</text:p>
          </table:table-cell>
          <table:table-cell table:formula="of:=&quot;insert into art_image(name,art_id) values('&quot;&amp;[.B84]&amp;&quot;',&quot;&amp;[.A84]&amp;&quot;);&quot;" office:value-type="string" office:string-value="insert into art_image(name,art_id) values('arta_muzeul_militar_1.jpg',11);" calcext:value-type="string">
            <text:p>insert into art_image(name,art_id) values('arta_muzeul_militar_1.jpg',11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ta_muzeul_mozart_1.jpg</text:p>
          </table:table-cell>
          <table:table-cell table:formula="of:=&quot;insert into art_image(name,art_id) values('&quot;&amp;[.B85]&amp;&quot;',&quot;&amp;[.A85]&amp;&quot;);&quot;" office:value-type="string" office:string-value="insert into art_image(name,art_id) values('arta_muzeul_mozart_1.jpg',8);" calcext:value-type="string">
            <text:p>insert into art_image(name,art_id) values('arta_muzeul_mozart_1.jpg',8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ta_muzeul_mucha_1.jpg</text:p>
          </table:table-cell>
          <table:table-cell table:formula="of:=&quot;insert into art_image(name,art_id) values('&quot;&amp;[.B86]&amp;&quot;',&quot;&amp;[.A86]&amp;&quot;);&quot;" office:value-type="string" office:string-value="insert into art_image(name,art_id) values('arta_muzeul_mucha_1.jpg',10);" calcext:value-type="string">
            <text:p>insert into art_image(name,art_id) values('arta_muzeul_mucha_1.jpg',10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a_muzeul_national_1.jpg</text:p>
          </table:table-cell>
          <table:table-cell table:formula="of:=&quot;insert into art_image(name,art_id) values('&quot;&amp;[.B87]&amp;&quot;',&quot;&amp;[.A87]&amp;&quot;);&quot;" office:value-type="string" office:string-value="insert into art_image(name,art_id) values('arta_muzeul_national_1.jpg',2);" calcext:value-type="string">
            <text:p>insert into art_image(name,art_id) values('arta_muzeul_national_1.jpg',2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ta_muzeu_papusi_1.jpg</text:p>
          </table:table-cell>
          <table:table-cell table:formula="of:=&quot;insert into art_image(name,art_id) values('&quot;&amp;[.B88]&amp;&quot;',&quot;&amp;[.A88]&amp;&quot;);&quot;" office:value-type="string" office:string-value="insert into art_image(name,art_id) values('arta_muzeu_papusi_1.jpg',15);" calcext:value-type="string">
            <text:p>insert into art_image(name,art_id) values('arta_muzeu_papusi_1.jpg',15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ta_muzeu_speculum.jpg</text:p>
          </table:table-cell>
          <table:table-cell table:formula="of:=&quot;insert into art_image(name,art_id) values('&quot;&amp;[.B89]&amp;&quot;',&quot;&amp;[.A89]&amp;&quot;);&quot;" office:value-type="string" office:string-value="insert into art_image(name,art_id) values('arta_muzeu_speculum.jpg',18);" calcext:value-type="string">
            <text:p>insert into art_image(name,art_id) values('arta_muzeu_speculum.jpg',18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ta_muzeu_tortura_1.jpg</text:p>
          </table:table-cell>
          <table:table-cell table:formula="of:=&quot;insert into art_image(name,art_id) values('&quot;&amp;[.B90]&amp;&quot;',&quot;&amp;[.A90]&amp;&quot;);&quot;" office:value-type="string" office:string-value="insert into art_image(name,art_id) values('arta_muzeu_tortura_1.jpg',12);" calcext:value-type="string">
            <text:p>insert into art_image(name,art_id) values('arta_muzeu_tortura_1.jpg',12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ta_muzeu_transport.jpg</text:p>
          </table:table-cell>
          <table:table-cell table:formula="of:=&quot;insert into art_image(name,art_id) values('&quot;&amp;[.B91]&amp;&quot;',&quot;&amp;[.A91]&amp;&quot;);&quot;" office:value-type="string" office:string-value="insert into art_image(name,art_id) values('arta_muzeu_transport.jpg',21);" calcext:value-type="string">
            <text:p>insert into art_image(name,art_id) values('arta_muzeu_transport.jpg',21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rta_opera_stat.jpg</text:p>
          </table:table-cell>
          <table:table-cell table:formula="of:=&quot;insert into art_image(name,art_id) values('&quot;&amp;[.B92]&amp;&quot;',&quot;&amp;[.A92]&amp;&quot;);&quot;" office:value-type="string" office:string-value="insert into art_image(name,art_id) values('arta_opera_stat.jpg',28);" calcext:value-type="string">
            <text:p>insert into art_image(name,art_id) values('arta_opera_stat.jpg',28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ta_rudolfinum.jpg</text:p>
          </table:table-cell>
          <table:table-cell table:formula="of:=&quot;insert into art_image(name,art_id) values('&quot;&amp;[.B93]&amp;&quot;',&quot;&amp;[.A93]&amp;&quot;);&quot;" office:value-type="string" office:string-value="insert into art_image(name,art_id) values('arta_rudolfinum.jpg',26);" calcext:value-type="string">
            <text:p>insert into art_image(name,art_id) values('arta_rudolfinum.jpg',26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rta_tatru_estates.jpg</text:p>
          </table:table-cell>
          <table:table-cell table:formula="of:=&quot;insert into art_image(name,art_id) values('&quot;&amp;[.B94]&amp;&quot;',&quot;&amp;[.A94]&amp;&quot;);&quot;" office:value-type="string" office:string-value="insert into art_image(name,art_id) values('arta_tatru_estates.jpg',25);" calcext:value-type="string">
            <text:p>insert into art_image(name,art_id) values('arta_tatru_estates.jpg',25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ta_tatru_national.jpg</text:p>
          </table:table-cell>
          <table:table-cell table:formula="of:=&quot;insert into art_image(name,art_id) values('&quot;&amp;[.B95]&amp;&quot;',&quot;&amp;[.A95]&amp;&quot;);&quot;" office:value-type="string" office:string-value="insert into art_image(name,art_id) values('arta_tatru_national.jpg',23);" calcext:value-type="string">
            <text:p>insert into art_image(name,art_id) values('arta_tatru_national.jpg',23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rta_tatru_negru.jpeg</text:p>
          </table:table-cell>
          <table:table-cell table:formula="of:=&quot;insert into art_image(name,art_id) values('&quot;&amp;[.B96]&amp;&quot;',&quot;&amp;[.A96]&amp;&quot;);&quot;" office:value-type="string" office:string-value="insert into art_image(name,art_id) values('arta_tatru_negru.jpeg',27);" calcext:value-type="string">
            <text:p>insert into art_image(name,art_id) values('arta_tatru_negru.jpeg',27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ta_taturu_savanda.jpg</text:p>
          </table:table-cell>
          <table:table-cell table:formula="of:=&quot;insert into art_image(name,art_id) values('&quot;&amp;[.B97]&amp;&quot;',&quot;&amp;[.A97]&amp;&quot;);&quot;" office:value-type="string" office:string-value="insert into art_image(name,art_id) values('arta_taturu_savanda.jpg',24);" calcext:value-type="string">
            <text:p>insert into art_image(name,art_id) values('arta_taturu_savanda.jpg',24)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tel_alchymist.jpg</text:p>
          </table:table-cell>
          <table:table-cell table:formula="of:=&quot;insert into hotel_image(name,hotel_id) values('&quot;&amp;[.B99]&amp;&quot;',&quot;&amp;[.A99]&amp;&quot;);&quot;" office:value-type="string" office:string-value="insert into hotel_image(name,hotel_id) values('hotel_alchymist.jpg',30);" calcext:value-type="string">
            <text:p>insert into hotel_image(name,hotel_id) values('hotel_alchymist.jpg',30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otel_anyday.jpg</text:p>
          </table:table-cell>
          <table:table-cell table:formula="of:=&quot;insert into hotel_image(name,hotel_id) values('&quot;&amp;[.B100]&amp;&quot;',&quot;&amp;[.A100]&amp;&quot;);&quot;" office:value-type="string" office:string-value="insert into hotel_image(name,hotel_id) values('hotel_anyday.jpg',13);" calcext:value-type="string">
            <text:p>insert into hotel_image(name,hotel_id) values('hotel_anyday.jpg',13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otel_aparthotel_city5.jpeg</text:p>
          </table:table-cell>
          <table:table-cell table:formula="of:=&quot;insert into hotel_image(name,hotel_id) values('&quot;&amp;[.B101]&amp;&quot;',&quot;&amp;[.A101]&amp;&quot;);&quot;" office:value-type="string" office:string-value="insert into hotel_image(name,hotel_id) values('hotel_aparthotel_city5.jpeg',22);" calcext:value-type="string">
            <text:p>insert into hotel_image(name,hotel_id) values('hotel_aparthotel_city5.jpeg',22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otel_archibald.jpg</text:p>
          </table:table-cell>
          <table:table-cell table:formula="of:=&quot;insert into hotel_image(name,hotel_id) values('&quot;&amp;[.B102]&amp;&quot;',&quot;&amp;[.A102]&amp;&quot;);&quot;" office:value-type="string" office:string-value="insert into hotel_image(name,hotel_id) values('hotel_archibald.jpg',25);" calcext:value-type="string">
            <text:p>insert into hotel_image(name,hotel_id) values('hotel_archibald.jpg',25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otel_at_the_lily.jpg</text:p>
          </table:table-cell>
          <table:table-cell table:formula="of:=&quot;insert into hotel_image(name,hotel_id) values('&quot;&amp;[.B103]&amp;&quot;',&quot;&amp;[.A103]&amp;&quot;);&quot;" office:value-type="string" office:string-value="insert into hotel_image(name,hotel_id) values('hotel_at_the_lily.jpg',19);" calcext:value-type="string">
            <text:p>insert into hotel_image(name,hotel_id) values('hotel_at_the_lily.jpg',19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tel_bishop-s-house.jpg</text:p>
          </table:table-cell>
          <table:table-cell table:formula="of:=&quot;insert into hotel_image(name,hotel_id) values('&quot;&amp;[.B104]&amp;&quot;',&quot;&amp;[.A104]&amp;&quot;);&quot;" office:value-type="string" office:string-value="insert into hotel_image(name,hotel_id) values('hotel_bishop-s-house.jpg',8);" calcext:value-type="string">
            <text:p>insert into hotel_image(name,hotel_id) values('hotel_bishop-s-house.jpg',8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tel_boho.jpg</text:p>
          </table:table-cell>
          <table:table-cell table:formula="of:=&quot;insert into hotel_image(name,hotel_id) values('&quot;&amp;[.B105]&amp;&quot;',&quot;&amp;[.A105]&amp;&quot;);&quot;" office:value-type="string" office:string-value="insert into hotel_image(name,hotel_id) values('hotel_boho.jpg',4);" calcext:value-type="string">
            <text:p>insert into hotel_image(name,hotel_id) values('hotel_boho.jpg',4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tel_cosmopolitan.jpg</text:p>
          </table:table-cell>
          <table:table-cell table:formula="of:=&quot;insert into hotel_image(name,hotel_id) values('&quot;&amp;[.B106]&amp;&quot;',&quot;&amp;[.A106]&amp;&quot;);&quot;" office:value-type="string" office:string-value="insert into hotel_image(name,hotel_id) values('hotel_cosmopolitan.jpg',10);" calcext:value-type="string">
            <text:p>insert into hotel_image(name,hotel_id) values('hotel_cosmopolitan.jpg',10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tel_cube.jpg</text:p>
          </table:table-cell>
          <table:table-cell table:formula="of:=&quot;insert into hotel_image(name,hotel_id) values('&quot;&amp;[.B107]&amp;&quot;',&quot;&amp;[.A107]&amp;&quot;);&quot;" office:value-type="string" office:string-value="insert into hotel_image(name,hotel_id) values('hotel_cube.jpg',2);" calcext:value-type="string">
            <text:p>insert into hotel_image(name,hotel_id) values('hotel_cube.jpg',2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tel_four_season.jpg</text:p>
          </table:table-cell>
          <table:table-cell table:formula="of:=&quot;insert into hotel_image(name,hotel_id) values('&quot;&amp;[.B108]&amp;&quot;',&quot;&amp;[.A108]&amp;&quot;);&quot;" office:value-type="string" office:string-value="insert into hotel_image(name,hotel_id) values('hotel_four_season.jpg',9);" calcext:value-type="string">
            <text:p>insert into hotel_image(name,hotel_id) values('hotel_four_season.jpg',9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tel_garden_court.jpg</text:p>
          </table:table-cell>
          <table:table-cell table:formula="of:=&quot;insert into hotel_image(name,hotel_id) values('&quot;&amp;[.B109]&amp;&quot;',&quot;&amp;[.A109]&amp;&quot;);&quot;" office:value-type="string" office:string-value="insert into hotel_image(name,hotel_id) values('hotel_garden_court.jpg',16);" calcext:value-type="string">
            <text:p>insert into hotel_image(name,hotel_id) values('hotel_garden_court.jpg',16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otel_golden_star.jpg</text:p>
          </table:table-cell>
          <table:table-cell table:formula="of:=&quot;insert into hotel_image(name,hotel_id) values('&quot;&amp;[.B110]&amp;&quot;',&quot;&amp;[.A110]&amp;&quot;);&quot;" office:value-type="string" office:string-value="insert into hotel_image(name,hotel_id) values('hotel_golden_star.jpg',28);" calcext:value-type="string">
            <text:p>insert into hotel_image(name,hotel_id) values('hotel_golden_star.jpg',28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otel_grandium.jpg</text:p>
          </table:table-cell>
          <table:table-cell table:formula="of:=&quot;insert into hotel_image(name,hotel_id) values('&quot;&amp;[.B111]&amp;&quot;',&quot;&amp;[.A111]&amp;&quot;);&quot;" office:value-type="string" office:string-value="insert into hotel_image(name,hotel_id) values('hotel_grandium.jpg',20);" calcext:value-type="string">
            <text:p>insert into hotel_image(name,hotel_id) values('hotel_grandium.jpg',20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otel_house-at-the-big-boot.jpg</text:p>
          </table:table-cell>
          <table:table-cell table:formula="of:=&quot;insert into hotel_image(name,hotel_id) values('&quot;&amp;[.B112]&amp;&quot;',&quot;&amp;[.A112]&amp;&quot;);&quot;" office:value-type="string" office:string-value="insert into hotel_image(name,hotel_id) values('hotel_house-at-the-big-boot.jpg',18);" calcext:value-type="string">
            <text:p>insert into hotel_image(name,hotel_id) values('hotel_house-at-the-big-boot.jpg',18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tel_little_tom.jpeg</text:p>
          </table:table-cell>
          <table:table-cell table:formula="of:=&quot;insert into hotel_image(name,hotel_id) values('&quot;&amp;[.B113]&amp;&quot;',&quot;&amp;[.A113]&amp;&quot;);&quot;" office:value-type="string" office:string-value="insert into hotel_image(name,hotel_id) values('hotel_little_tom.jpeg',14);" calcext:value-type="string">
            <text:p>insert into hotel_image(name,hotel_id) values('hotel_little_tom.jpeg',14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otel_malostranska.jpg</text:p>
          </table:table-cell>
          <table:table-cell table:formula="of:=&quot;insert into hotel_image(name,hotel_id) values('&quot;&amp;[.B114]&amp;&quot;',&quot;&amp;[.A114]&amp;&quot;);&quot;" office:value-type="string" office:string-value="insert into hotel_image(name,hotel_id) values('hotel_malostranska.jpg',17);" calcext:value-type="string">
            <text:p>insert into hotel_image(name,hotel_id) values('hotel_malostranska.jpg',17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tel_mamaison.jpeg</text:p>
          </table:table-cell>
          <table:table-cell table:formula="of:=&quot;insert into hotel_image(name,hotel_id) values('&quot;&amp;[.B115]&amp;&quot;',&quot;&amp;[.A115]&amp;&quot;);&quot;" office:value-type="string" office:string-value="insert into hotel_image(name,hotel_id) values('hotel_mamaison.jpeg',27);" calcext:value-type="string">
            <text:p>insert into hotel_image(name,hotel_id) values('hotel_mamaison.jpeg',27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tel_mandarin.jpg</text:p>
          </table:table-cell>
          <table:table-cell table:formula="of:=&quot;insert into hotel_image(name,hotel_id) values('&quot;&amp;[.B116]&amp;&quot;',&quot;&amp;[.A116]&amp;&quot;);&quot;" office:value-type="string" office:string-value="insert into hotel_image(name,hotel_id) values('hotel_mandarin.jpg',5);" calcext:value-type="string">
            <text:p>insert into hotel_image(name,hotel_id) values('hotel_mandarin.jpg',5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tel_maximilian.jpg</text:p>
          </table:table-cell>
          <table:table-cell table:formula="of:=&quot;insert into hotel_image(name,hotel_id) values('&quot;&amp;[.B117]&amp;&quot;',&quot;&amp;[.A117]&amp;&quot;);&quot;" office:value-type="string" office:string-value="insert into hotel_image(name,hotel_id) values('hotel_maximilian.jpg',11);" calcext:value-type="string">
            <text:p>insert into hotel_image(name,hotel_id) values('hotel_maximilian.jpg',11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otel_meet_me.jpg</text:p>
          </table:table-cell>
          <table:table-cell table:formula="of:=&quot;insert into hotel_image(name,hotel_id) values('&quot;&amp;[.B118]&amp;&quot;',&quot;&amp;[.A118]&amp;&quot;);&quot;" office:value-type="string" office:string-value="insert into hotel_image(name,hotel_id) values('hotel_meet_me.jpg',23);" calcext:value-type="string">
            <text:p>insert into hotel_image(name,hotel_id) values('hotel_meet_me.jpg',23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otel_mooo.jpg</text:p>
          </table:table-cell>
          <table:table-cell table:formula="of:=&quot;insert into hotel_image(name,hotel_id) values('&quot;&amp;[.B119]&amp;&quot;',&quot;&amp;[.A119]&amp;&quot;);&quot;" office:value-type="string" office:string-value="insert into hotel_image(name,hotel_id) values('hotel_mooo.jpg',29);" calcext:value-type="string">
            <text:p>insert into hotel_image(name,hotel_id) values('hotel_mooo.jpg',29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tel_pytloun.jpg</text:p>
          </table:table-cell>
          <table:table-cell table:formula="of:=&quot;insert into hotel_image(name,hotel_id) values('&quot;&amp;[.B120]&amp;&quot;',&quot;&amp;[.A120]&amp;&quot;);&quot;" office:value-type="string" office:string-value="insert into hotel_image(name,hotel_id) values('hotel_pytloun.jpg',3);" calcext:value-type="string">
            <text:p>insert into hotel_image(name,hotel_id) values('hotel_pytloun.jpg',3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tel_radisson_blue.jpg</text:p>
          </table:table-cell>
          <table:table-cell table:formula="of:=&quot;insert into hotel_image(name,hotel_id) values('&quot;&amp;[.B121]&amp;&quot;',&quot;&amp;[.A121]&amp;&quot;);&quot;" office:value-type="string" office:string-value="insert into hotel_image(name,hotel_id) values('hotel_radisson_blue.jpg',15);" calcext:value-type="string">
            <text:p>insert into hotel_image(name,hotel_id) values('hotel_radisson_blue.jpg',15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tel_remeber_residence.jpeg</text:p>
          </table:table-cell>
          <table:table-cell table:formula="of:=&quot;insert into hotel_image(name,hotel_id) values('&quot;&amp;[.B122]&amp;&quot;',&quot;&amp;[.A122]&amp;&quot;);&quot;" office:value-type="string" office:string-value="insert into hotel_image(name,hotel_id) values('hotel_remeber_residence.jpeg',6);" calcext:value-type="string">
            <text:p>insert into hotel_image(name,hotel_id) values('hotel_remeber_residence.jpeg',6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tel_republica_suites.jpg</text:p>
          </table:table-cell>
          <table:table-cell table:formula="of:=&quot;insert into hotel_image(name,hotel_id) values('&quot;&amp;[.B123]&amp;&quot;',&quot;&amp;[.A123]&amp;&quot;);&quot;" office:value-type="string" office:string-value="insert into hotel_image(name,hotel_id) values('hotel_republica_suites.jpg',12);" calcext:value-type="string">
            <text:p>insert into hotel_image(name,hotel_id) values('hotel_republica_suites.jpg',12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tel_residence_agnes.jpg</text:p>
          </table:table-cell>
          <table:table-cell table:formula="of:=&quot;insert into hotel_image(name,hotel_id) values('&quot;&amp;[.B124]&amp;&quot;',&quot;&amp;[.A124]&amp;&quot;);&quot;" office:value-type="string" office:string-value="insert into hotel_image(name,hotel_id) values('hotel_residence_agnes.jpg',1);" calcext:value-type="string">
            <text:p>insert into hotel_image(name,hotel_id) values('hotel_residence_agnes.jpg',1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tel_residence_vysehard.jpg</text:p>
          </table:table-cell>
          <table:table-cell table:formula="of:=&quot;insert into hotel_image(name,hotel_id) values('&quot;&amp;[.B125]&amp;&quot;',&quot;&amp;[.A125]&amp;&quot;);&quot;" office:value-type="string" office:string-value="insert into hotel_image(name,hotel_id) values('hotel_residence_vysehard.jpg',21);" calcext:value-type="string">
            <text:p>insert into hotel_image(name,hotel_id) values('hotel_residence_vysehard.jpg',21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otel_root.jpg</text:p>
          </table:table-cell>
          <table:table-cell table:formula="of:=&quot;insert into hotel_image(name,hotel_id) values('&quot;&amp;[.B126]&amp;&quot;',&quot;&amp;[.A126]&amp;&quot;);&quot;" office:value-type="string" office:string-value="insert into hotel_image(name,hotel_id) values('hotel_root.jpg',24);" calcext:value-type="string">
            <text:p>insert into hotel_image(name,hotel_id) values('hotel_root.jpg',24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tel_schwaiger.jpg</text:p>
          </table:table-cell>
          <table:table-cell table:formula="of:=&quot;insert into hotel_image(name,hotel_id) values('&quot;&amp;[.B127]&amp;&quot;',&quot;&amp;[.A127]&amp;&quot;);&quot;" office:value-type="string" office:string-value="insert into hotel_image(name,hotel_id) values('hotel_schwaiger.jpg',7);" calcext:value-type="string">
            <text:p>insert into hotel_image(name,hotel_id) values('hotel_schwaiger.jpg',7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otel_seven_wishes.jpg</text:p>
          </table:table-cell>
          <table:table-cell table:formula="of:=&quot;insert into hotel_image(name,hotel_id) values('&quot;&amp;[.B128]&amp;&quot;',&quot;&amp;[.A128]&amp;&quot;);&quot;" office:value-type="string" office:string-value="insert into hotel_image(name,hotel_id) values('hotel_seven_wishes.jpg',26);" calcext:value-type="string">
            <text:p>insert into hotel_image(name,hotel_id) values('hotel_seven_wishes.jpg',26)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taurant_agave.jpg</text:p>
          </table:table-cell>
          <table:table-cell table:formula="of:=&quot;insert into restaurant_image(name,restaurant_id) values('&quot;&amp;[.B130]&amp;&quot;',&quot;&amp;[.A130]&amp;&quot;);&quot;" office:value-type="string" office:string-value="insert into restaurant_image(name,restaurant_id) values('restaurant_agave.jpg',11);" calcext:value-type="string">
            <text:p>insert into restaurant_image(name,restaurant_id) values('restaurant_agave.jpg',11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taurant_alibi.jpg</text:p>
          </table:table-cell>
          <table:table-cell table:formula="of:=&quot;insert into restaurant_image(name,restaurant_id) values('&quot;&amp;[.B131]&amp;&quot;',&quot;&amp;[.A131]&amp;&quot;);&quot;" office:value-type="string" office:string-value="insert into restaurant_image(name,restaurant_id) values('restaurant_alibi.jpg',31);" calcext:value-type="string">
            <text:p>insert into restaurant_image(name,restaurant_id) values('restaurant_alibi.jpg',31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staurant_american_bar.jpg</text:p>
          </table:table-cell>
          <table:table-cell table:formula="of:=&quot;insert into restaurant_image(name,restaurant_id) values('&quot;&amp;[.B132]&amp;&quot;',&quot;&amp;[.A132]&amp;&quot;);&quot;" office:value-type="string" office:string-value="insert into restaurant_image(name,restaurant_id) values('restaurant_american_bar.jpg',32);" calcext:value-type="string">
            <text:p>insert into restaurant_image(name,restaurant_id) values('restaurant_american_bar.jpg',32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staurant_anonymous.jpg</text:p>
          </table:table-cell>
          <table:table-cell table:formula="of:=&quot;insert into restaurant_image(name,restaurant_id) values('&quot;&amp;[.B133]&amp;&quot;',&quot;&amp;[.A133]&amp;&quot;);&quot;" office:value-type="string" office:string-value="insert into restaurant_image(name,restaurant_id) values('restaurant_anonymous.jpg',30);" calcext:value-type="string">
            <text:p>insert into restaurant_image(name,restaurant_id) values('restaurant_anonymous.jpg',30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staurant_artisan.jpg</text:p>
          </table:table-cell>
          <table:table-cell table:formula="of:=&quot;insert into restaurant_image(name,restaurant_id) values('&quot;&amp;[.B134]&amp;&quot;',&quot;&amp;[.A134]&amp;&quot;);&quot;" office:value-type="string" office:string-value="insert into restaurant_image(name,restaurant_id) values('restaurant_artisan.jpg',25);" calcext:value-type="string">
            <text:p>insert into restaurant_image(name,restaurant_id) values('restaurant_artisan.jpg',25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taurant_brasileiro.jpg</text:p>
          </table:table-cell>
          <table:table-cell table:formula="of:=&quot;insert into restaurant_image(name,restaurant_id) values('&quot;&amp;[.B135]&amp;&quot;',&quot;&amp;[.A135]&amp;&quot;);&quot;" office:value-type="string" office:string-value="insert into restaurant_image(name,restaurant_id) values('restaurant_brasileiro.jpg',3);" calcext:value-type="string">
            <text:p>insert into restaurant_image(name,restaurant_id) values('restaurant_brasileiro.jpg',3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taurant_brasilerio.png</text:p>
          </table:table-cell>
          <table:table-cell table:formula="of:=&quot;insert into restaurant_image(name,restaurant_id) values('&quot;&amp;[.B136]&amp;&quot;',&quot;&amp;[.A136]&amp;&quot;);&quot;" office:value-type="string" office:string-value="insert into restaurant_image(name,restaurant_id) values('restaurant_brasilerio.png',12);" calcext:value-type="string">
            <text:p>insert into restaurant_image(name,restaurant_id) values('restaurant_brasilerio.png',12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taurant_cafe_3.jpg</text:p>
          </table:table-cell>
          <table:table-cell table:formula="of:=&quot;insert into restaurant_image(name,restaurant_id) values('&quot;&amp;[.B137]&amp;&quot;',&quot;&amp;[.A137]&amp;&quot;);&quot;" office:value-type="string" office:string-value="insert into restaurant_image(name,restaurant_id) values('restaurant_cafe_3.jpg',21);" calcext:value-type="string">
            <text:p>insert into restaurant_image(name,restaurant_id) values('restaurant_cafe_3.jpg',21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staurant_cafe_designum.jpg</text:p>
          </table:table-cell>
          <table:table-cell table:formula="of:=&quot;insert into restaurant_image(name,restaurant_id) values('&quot;&amp;[.B138]&amp;&quot;',&quot;&amp;[.A138]&amp;&quot;);&quot;" office:value-type="string" office:string-value="insert into restaurant_image(name,restaurant_id) values('restaurant_cafe_designum.jpg',20);" calcext:value-type="string">
            <text:p>insert into restaurant_image(name,restaurant_id) values('restaurant_cafe_designum.jpg',20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taurant_cafe_imperial.jpg</text:p>
          </table:table-cell>
          <table:table-cell table:formula="of:=&quot;insert into restaurant_image(name,restaurant_id) values('&quot;&amp;[.B139]&amp;&quot;',&quot;&amp;[.A139]&amp;&quot;);&quot;" office:value-type="string" office:string-value="insert into restaurant_image(name,restaurant_id) values('restaurant_cafe_imperial.jpg',7);" calcext:value-type="string">
            <text:p>insert into restaurant_image(name,restaurant_id) values('restaurant_cafe_imperial.jpg',7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taurant_cafe-louvre-43.jpg</text:p>
          </table:table-cell>
          <table:table-cell table:formula="of:=&quot;insert into restaurant_image(name,restaurant_id) values('&quot;&amp;[.B140]&amp;&quot;',&quot;&amp;[.A140]&amp;&quot;);&quot;" office:value-type="string" office:string-value="insert into restaurant_image(name,restaurant_id) values('restaurant_cafe-louvre-43.jpg',26);" calcext:value-type="string">
            <text:p>insert into restaurant_image(name,restaurant_id) values('restaurant_cafe-louvre-43.jpg',26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staurant_caffe_fomoso.jpg</text:p>
          </table:table-cell>
          <table:table-cell table:formula="of:=&quot;insert into restaurant_image(name,restaurant_id) values('&quot;&amp;[.B141]&amp;&quot;',&quot;&amp;[.A141]&amp;&quot;);&quot;" office:value-type="string" office:string-value="insert into restaurant_image(name,restaurant_id) values('restaurant_caffe_fomoso.jpg',28);" calcext:value-type="string">
            <text:p>insert into restaurant_image(name,restaurant_id) values('restaurant_caffe_fomoso.jpg',28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staurant_cake_shop.jpg</text:p>
          </table:table-cell>
          <table:table-cell table:formula="of:=&quot;insert into restaurant_image(name,restaurant_id) values('&quot;&amp;[.B142]&amp;&quot;',&quot;&amp;[.A142]&amp;&quot;);&quot;" office:value-type="string" office:string-value="insert into restaurant_image(name,restaurant_id) values('restaurant_cake_shop.jpg',40);" calcext:value-type="string">
            <text:p>insert into restaurant_image(name,restaurant_id) values('restaurant_cake_shop.jpg',40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taurant_cofetaria_vanilla-001.jpg</text:p>
          </table:table-cell>
          <table:table-cell table:formula="of:=&quot;insert into restaurant_image(name,restaurant_id) values('&quot;&amp;[.B143]&amp;&quot;',&quot;&amp;[.A143]&amp;&quot;);&quot;" office:value-type="string" office:string-value="insert into restaurant_image(name,restaurant_id) values('restaurant_cofetaria_vanilla-001.jpg',43);" calcext:value-type="string">
            <text:p>insert into restaurant_image(name,restaurant_id) values('restaurant_cofetaria_vanilla-001.jpg',43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staurant_crazy_daisy.jpg</text:p>
          </table:table-cell>
          <table:table-cell table:formula="of:=&quot;insert into restaurant_image(name,restaurant_id) values('&quot;&amp;[.B144]&amp;&quot;',&quot;&amp;[.A144]&amp;&quot;);&quot;" office:value-type="string" office:string-value="insert into restaurant_image(name,restaurant_id) values('restaurant_crazy_daisy.jpg',34);" calcext:value-type="string">
            <text:p>insert into restaurant_image(name,restaurant_id) values('restaurant_crazy_daisy.jpg',34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taurant_cukrarna.jpeg</text:p>
          </table:table-cell>
          <table:table-cell table:formula="of:=&quot;insert into restaurant_image(name,restaurant_id) values('&quot;&amp;[.B145]&amp;&quot;',&quot;&amp;[.A145]&amp;&quot;);&quot;" office:value-type="string" office:string-value="insert into restaurant_image(name,restaurant_id) values('restaurant_cukrarna.jpeg',41);" calcext:value-type="string">
            <text:p>insert into restaurant_image(name,restaurant_id) values('restaurant_cukrarna.jpeg',41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taurant_czech_slovak.jpg</text:p>
          </table:table-cell>
          <table:table-cell table:formula="of:=&quot;insert into restaurant_image(name,restaurant_id) values('&quot;&amp;[.B146]&amp;&quot;',&quot;&amp;[.A146]&amp;&quot;);&quot;" office:value-type="string" office:string-value="insert into restaurant_image(name,restaurant_id) values('restaurant_czech_slovak.jpg',14);" calcext:value-type="string">
            <text:p>insert into restaurant_image(name,restaurant_id) values('restaurant_czech_slovak.jpg',14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taurant_el_arriero.jpg</text:p>
          </table:table-cell>
          <table:table-cell table:formula="of:=&quot;insert into restaurant_image(name,restaurant_id) values('&quot;&amp;[.B147]&amp;&quot;',&quot;&amp;[.A147]&amp;&quot;);&quot;" office:value-type="string" office:string-value="insert into restaurant_image(name,restaurant_id) values('restaurant_el_arriero.jpg',4);" calcext:value-type="string">
            <text:p>insert into restaurant_image(name,restaurant_id) values('restaurant_el_arriero.jpg',4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staurant_gastrobar.jpeg</text:p>
          </table:table-cell>
          <table:table-cell table:formula="of:=&quot;insert into restaurant_image(name,restaurant_id) values('&quot;&amp;[.B148]&amp;&quot;',&quot;&amp;[.A148]&amp;&quot;);&quot;" office:value-type="string" office:string-value="insert into restaurant_image(name,restaurant_id) values('restaurant_gastrobar.jpeg',35);" calcext:value-type="string">
            <text:p>insert into restaurant_image(name,restaurant_id) values('restaurant_gastrobar.jpeg',35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staurant_george_prime_steak.jpg</text:p>
          </table:table-cell>
          <table:table-cell table:formula="of:=&quot;insert into restaurant_image(name,restaurant_id) values('&quot;&amp;[.B149]&amp;&quot;',&quot;&amp;[.A149]&amp;&quot;);&quot;" office:value-type="string" office:string-value="insert into restaurant_image(name,restaurant_id) values('restaurant_george_prime_steak.jpg',18);" calcext:value-type="string">
            <text:p>insert into restaurant_image(name,restaurant_id) values('restaurant_george_prime_steak.jpg',18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staurant_green_devils.jpg</text:p>
          </table:table-cell>
          <table:table-cell table:formula="of:=&quot;insert into restaurant_image(name,restaurant_id) values('&quot;&amp;[.B150]&amp;&quot;',&quot;&amp;[.A150]&amp;&quot;);&quot;" office:value-type="string" office:string-value="insert into restaurant_image(name,restaurant_id) values('restaurant_green_devils.jpg',38);" calcext:value-type="string">
            <text:p>insert into restaurant_image(name,restaurant_id) values('restaurant_green_devils.jpg',38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staurant_hemingway.jpg</text:p>
          </table:table-cell>
          <table:table-cell table:formula="of:=&quot;insert into restaurant_image(name,restaurant_id) values('&quot;&amp;[.B151]&amp;&quot;',&quot;&amp;[.A151]&amp;&quot;);&quot;" office:value-type="string" office:string-value="insert into restaurant_image(name,restaurant_id) values('restaurant_hemingway.jpg',33);" calcext:value-type="string">
            <text:p>insert into restaurant_image(name,restaurant_id) values('restaurant_hemingway.jpg',33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taurant_kafe_damu.jpg</text:p>
          </table:table-cell>
          <table:table-cell table:formula="of:=&quot;insert into restaurant_image(name,restaurant_id) values('&quot;&amp;[.B152]&amp;&quot;',&quot;&amp;[.A152]&amp;&quot;);&quot;" office:value-type="string" office:string-value="insert into restaurant_image(name,restaurant_id) values('restaurant_kafe_damu.jpg',22);" calcext:value-type="string">
            <text:p>insert into restaurant_image(name,restaurant_id) values('restaurant_kafe_damu.jpg',22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taurant-kandelabr.jpg</text:p>
          </table:table-cell>
          <table:table-cell table:formula="of:=&quot;insert into restaurant_image(name,restaurant_id) values('&quot;&amp;[.B153]&amp;&quot;',&quot;&amp;[.A153]&amp;&quot;);&quot;" office:value-type="string" office:string-value="insert into restaurant_image(name,restaurant_id) values('restaurant-kandelabr.jpg',1);" calcext:value-type="string">
            <text:p>insert into restaurant_image(name,restaurant_id) values('restaurant-kandelabr.jpg',1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taurant_kogo.jpg</text:p>
          </table:table-cell>
          <table:table-cell table:formula="of:=&quot;insert into restaurant_image(name,restaurant_id) values('&quot;&amp;[.B154]&amp;&quot;',&quot;&amp;[.A154]&amp;&quot;);&quot;" office:value-type="string" office:string-value="insert into restaurant_image(name,restaurant_id) values('restaurant_kogo.jpg',10);" calcext:value-type="string">
            <text:p>insert into restaurant_image(name,restaurant_id) values('restaurant_kogo.jpg',10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taurant_kozlovna.jpg</text:p>
          </table:table-cell>
          <table:table-cell table:formula="of:=&quot;insert into restaurant_image(name,restaurant_id) values('&quot;&amp;[.B155]&amp;&quot;',&quot;&amp;[.A155]&amp;&quot;);&quot;" office:value-type="string" office:string-value="insert into restaurant_image(name,restaurant_id) values('restaurant_kozlovna.jpg',13);" calcext:value-type="string">
            <text:p>insert into restaurant_image(name,restaurant_id) values('restaurant_kozlovna.jpg',13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taurant_kristian.jpg</text:p>
          </table:table-cell>
          <table:table-cell table:formula="of:=&quot;insert into restaurant_image(name,restaurant_id) values('&quot;&amp;[.B156]&amp;&quot;',&quot;&amp;[.A156]&amp;&quot;);&quot;" office:value-type="string" office:string-value="insert into restaurant_image(name,restaurant_id) values('restaurant_kristian.jpg',27);" calcext:value-type="string">
            <text:p>insert into restaurant_image(name,restaurant_id) values('restaurant_kristian.jpg',27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staurant_la-boheme-cafe.jpg</text:p>
          </table:table-cell>
          <table:table-cell table:formula="of:=&quot;insert into restaurant_image(name,restaurant_id) values('&quot;&amp;[.B157]&amp;&quot;',&quot;&amp;[.A157]&amp;&quot;);&quot;" office:value-type="string" office:string-value="insert into restaurant_image(name,restaurant_id) values('restaurant_la-boheme-cafe.jpg',24);" calcext:value-type="string">
            <text:p>insert into restaurant_image(name,restaurant_id) values('restaurant_la-boheme-cafe.jpg',24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taurant_La-finestra-in-cucina.jpg</text:p>
          </table:table-cell>
          <table:table-cell table:formula="of:=&quot;insert into restaurant_image(name,restaurant_id) values('&quot;&amp;[.B158]&amp;&quot;',&quot;&amp;[.A158]&amp;&quot;);&quot;" office:value-type="string" office:string-value="insert into restaurant_image(name,restaurant_id) values('restaurant_La-finestra-in-cucina.jpg',17);" calcext:value-type="string">
            <text:p>insert into restaurant_image(name,restaurant_id) values('restaurant_La-finestra-in-cucina.jpg',17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taurant_la_picola_perla.jpg</text:p>
          </table:table-cell>
          <table:table-cell table:formula="of:=&quot;insert into restaurant_image(name,restaurant_id) values('&quot;&amp;[.B159]&amp;&quot;',&quot;&amp;[.A159]&amp;&quot;);&quot;" office:value-type="string" office:string-value="insert into restaurant_image(name,restaurant_id) values('restaurant_la_picola_perla.jpg',9);" calcext:value-type="string">
            <text:p>insert into restaurant_image(name,restaurant_id) values('restaurant_la_picola_perla.jpg',9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taurant_leGrill.jpg</text:p>
          </table:table-cell>
          <table:table-cell table:formula="of:=&quot;insert into restaurant_image(name,restaurant_id) values('&quot;&amp;[.B160]&amp;&quot;',&quot;&amp;[.A160]&amp;&quot;);&quot;" office:value-type="string" office:string-value="insert into restaurant_image(name,restaurant_id) values('restaurant_leGrill.jpg',8);" calcext:value-type="string">
            <text:p>insert into restaurant_image(name,restaurant_id) values('restaurant_leGrill.jpg',8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staurant_lFleur.jpg</text:p>
          </table:table-cell>
          <table:table-cell table:formula="of:=&quot;insert into restaurant_image(name,restaurant_id) values('&quot;&amp;[.B161]&amp;&quot;',&quot;&amp;[.A161]&amp;&quot;);&quot;" office:value-type="string" office:string-value="insert into restaurant_image(name,restaurant_id) values('restaurant_lFleur.jpg',36);" calcext:value-type="string">
            <text:p>insert into restaurant_image(name,restaurant_id) values('restaurant_lFleur.jpg',36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taurant_mlynec.jpg</text:p>
          </table:table-cell>
          <table:table-cell table:formula="of:=&quot;insert into restaurant_image(name,restaurant_id) values('&quot;&amp;[.B162]&amp;&quot;',&quot;&amp;[.A162]&amp;&quot;);&quot;" office:value-type="string" office:string-value="insert into restaurant_image(name,restaurant_id) values('restaurant_mlynec.jpg',5);" calcext:value-type="string">
            <text:p>insert into restaurant_image(name,restaurant_id) values('restaurant_mlynec.jpg',5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taurant_ovocny.jpg</text:p>
          </table:table-cell>
          <table:table-cell table:formula="of:=&quot;insert into restaurant_image(name,restaurant_id) values('&quot;&amp;[.B163]&amp;&quot;',&quot;&amp;[.A163]&amp;&quot;);&quot;" office:value-type="string" office:string-value="insert into restaurant_image(name,restaurant_id) values('restaurant_ovocny.jpg',45);" calcext:value-type="string">
            <text:p>insert into restaurant_image(name,restaurant_id) values('restaurant_ovocny.jpg',45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taurant_paprika.jpg</text:p>
          </table:table-cell>
          <table:table-cell table:formula="of:=&quot;insert into restaurant_image(name,restaurant_id) values('&quot;&amp;[.B164]&amp;&quot;',&quot;&amp;[.A164]&amp;&quot;);&quot;" office:value-type="string" office:string-value="insert into restaurant_image(name,restaurant_id) values('restaurant_paprika.jpg',16);" calcext:value-type="string">
            <text:p>insert into restaurant_image(name,restaurant_id) values('restaurant_paprika.jpg',16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estaurant_patiserie_saint.jpg</text:p>
          </table:table-cell>
          <table:table-cell table:formula="of:=&quot;insert into restaurant_image(name,restaurant_id) values('&quot;&amp;[.B165]&amp;&quot;',&quot;&amp;[.A165]&amp;&quot;);&quot;" office:value-type="string" office:string-value="insert into restaurant_image(name,restaurant_id) values('restaurant_patiserie_saint.jpg',42);" calcext:value-type="string">
            <text:p>insert into restaurant_image(name,restaurant_id) values('restaurant_patiserie_saint.jpg',42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taurant-public-chilli-asian-kitchen.jpg</text:p>
          </table:table-cell>
          <table:table-cell table:formula="of:=&quot;insert into restaurant_image(name,restaurant_id) values('&quot;&amp;[.B166]&amp;&quot;',&quot;&amp;[.A166]&amp;&quot;);&quot;" office:value-type="string" office:string-value="insert into restaurant_image(name,restaurant_id) values('restaurant-public-chilli-asian-kitchen.jpg',2);" calcext:value-type="string">
            <text:p>insert into restaurant_image(name,restaurant_id) values('restaurant-public-chilli-asian-kitchen.jpg',2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staurant_the_miners.jpg</text:p>
          </table:table-cell>
          <table:table-cell table:formula="of:=&quot;insert into restaurant_image(name,restaurant_id) values('&quot;&amp;[.B167]&amp;&quot;',&quot;&amp;[.A167]&amp;&quot;);&quot;" office:value-type="string" office:string-value="insert into restaurant_image(name,restaurant_id) values('restaurant_the_miners.jpg',29);" calcext:value-type="string">
            <text:p>insert into restaurant_image(name,restaurant_id) values('restaurant_the_miners.jpg',29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estaurant_trdelnik.jpg</text:p>
          </table:table-cell>
          <table:table-cell table:formula="of:=&quot;insert into restaurant_image(name,restaurant_id) values('&quot;&amp;[.B168]&amp;&quot;',&quot;&amp;[.A168]&amp;&quot;);&quot;" office:value-type="string" office:string-value="insert into restaurant_image(name,restaurant_id) values('restaurant_trdelnik.jpg',44);" calcext:value-type="string">
            <text:p>insert into restaurant_image(name,restaurant_id) values('restaurant_trdelnik.jpg',44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taurant_tretter.jpg</text:p>
          </table:table-cell>
          <table:table-cell table:formula="of:=&quot;insert into restaurant_image(name,restaurant_id) values('&quot;&amp;[.B169]&amp;&quot;',&quot;&amp;[.A169]&amp;&quot;);&quot;" office:value-type="string" office:string-value="insert into restaurant_image(name,restaurant_id) values('restaurant_tretter.jpg',39);" calcext:value-type="string">
            <text:p>insert into restaurant_image(name,restaurant_id) values('restaurant_tretter.jpg',39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staurant_tynska-bar-and-books.jpg</text:p>
          </table:table-cell>
          <table:table-cell table:formula="of:=&quot;insert into restaurant_image(name,restaurant_id) values('&quot;&amp;[.B170]&amp;&quot;',&quot;&amp;[.A170]&amp;&quot;);&quot;" office:value-type="string" office:string-value="insert into restaurant_image(name,restaurant_id) values('restaurant_tynska-bar-and-books.jpg',37);" calcext:value-type="string">
            <text:p>insert into restaurant_image(name,restaurant_id) values('restaurant_tynska-bar-and-books.jpg',37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taurant_Uhoumra.jpg</text:p>
          </table:table-cell>
          <table:table-cell table:formula="of:=&quot;insert into restaurant_image(name,restaurant_id) values('&quot;&amp;[.B171]&amp;&quot;',&quot;&amp;[.A171]&amp;&quot;);&quot;" office:value-type="string" office:string-value="insert into restaurant_image(name,restaurant_id) values('restaurant_Uhoumra.jpg',15);" calcext:value-type="string">
            <text:p>insert into restaurant_image(name,restaurant_id) values('restaurant_Uhoumra.jpg',15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staurant_U_Mondre.jpg</text:p>
          </table:table-cell>
          <table:table-cell table:formula="of:=&quot;insert into restaurant_image(name,restaurant_id) values('&quot;&amp;[.B172]&amp;&quot;',&quot;&amp;[.A172]&amp;&quot;);&quot;" office:value-type="string" office:string-value="insert into restaurant_image(name,restaurant_id) values('restaurant_U_Mondre.jpg',19);" calcext:value-type="string">
            <text:p>insert into restaurant_image(name,restaurant_id) values('restaurant_U_Mondre.jpg',19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taurant_zvonice.jpg</text:p>
          </table:table-cell>
          <table:table-cell table:formula="of:=&quot;insert into restaurant_image(name,restaurant_id) values('&quot;&amp;[.B173]&amp;&quot;',&quot;&amp;[.A173]&amp;&quot;);&quot;" office:value-type="string" office:string-value="insert into restaurant_image(name,restaurant_id) values('restaurant_zvonice.jpg',6);" calcext:value-type="string">
            <text:p>insert into restaurant_image(name,restaurant_id) values('restaurant_zvonice.jpg',6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staurant_tynska9.jpg</text:p>
          </table:table-cell>
          <table:table-cell table:formula="of:=&quot;insert into restaurant_image(name,restaurant_id) values('&quot;&amp;[.B174]&amp;&quot;',&quot;&amp;[.A174]&amp;&quot;);&quot;" office:value-type="string" office:string-value="insert into restaurant_image(name,restaurant_id) values('restaurant_tynska9.jpg',23);" calcext:value-type="string">
            <text:p>insert into restaurant_image(name,restaurant_id) values('restaurant_tynska9.jpg',23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 style:data-style-name="N2" text:time-value="10:18:01.066193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6:38:05.853681433</meta:creation-date>
    <dc:date>2022-09-01T10:50:37.170514267</dc:date>
    <meta:editing-duration>PT4H14M5S</meta:editing-duration>
    <meta:editing-cycles>11</meta:editing-cycles>
    <meta:generator>LibreOffice/6.4.7.2$Linux_X86_64 LibreOffice_project/40$Build-2</meta:generator>
    <meta:document-statistic meta:table-count="2" meta:cell-count="632" meta:object-count="0"/>
  </office:meta>
</office:document-meta>
</file>